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Liberation Sans" svg:font-family="&quot;Liberation Sans&quot;"/>
    <style:font-face style:name="Google Sans" svg:font-family="&quot;Google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CCCCCC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background-color="#A02B93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F2CEEF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 fo:background-color="#F2CEEF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CAEDFB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DAF2D0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DAF2D0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19">
      <style:table-cell-properties fo:border="thin solid #000000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fo:wrap-option="wrap" fo:background-color="#DAF2D0"/>
      <style:paragraph-properties fo:margin-left="0cm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/>
    </style:style>
    <style:style style:name="ce23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-top="none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="thin solid #000000" style:vertical-align="middle" fo:background-color="#C0F1C8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/>
      <style:text-properties fo:color="#000000"/>
    </style:style>
    <style:style style:name="ce31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/>
      <style:paragraph-properties fo:margin-left="0cm" style:writing-mode="lr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top="none" fo:border-bottom="thin solid #000000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background-color="#A02B93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CCCCCC" fo:border-bottom="thin solid #CCCCCC" fo:border-left="none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CCCCCC" fo:border-bottom="thin solid #000000" fo:border-left="none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0F1C8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02B93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background-color="#FBE2D5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automatic" fo:background-color="#FBE2D5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F2CEEF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CAEDFB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DAF2D0" style:repeat-content="false"/>
      <style:paragraph-properties fo:text-align="center" style:writing-mode="lr"/>
      <style:text-properties fo:color="#145F82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CCCCCC" fo:border-bottom="thin solid #CCCCCC" fo:border-left="none" fo:border-right="none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automatic" fo:background-color="#ADADAD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02B93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 style:repeat-content="false"/>
      <style:paragraph-properties fo:text-align="center" style:writing-mode="lr"/>
      <style:text-properties fo:color="#B10202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 style:repeat-content="false"/>
      <style:paragraph-properties fo:text-align="center" style:writing-mode="lr"/>
      <style:text-properties fo:color="#473821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 fo:wrap-option="wrap" style:repeat-content="false"/>
      <style:paragraph-properties fo:text-align="center" style:writing-mode="lr"/>
      <style:text-properties fo:color="#7538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A02B93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02B93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F07575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middle" fo:background-color="#C0E4F5" style:repeat-content="false"/>
      <style:paragraph-properties fo:text-align="center"/>
      <style:text-properties style:text-line-through-style="solid"/>
    </style:style>
    <style:style style:name="ce7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F2CEEF"/>
      <style:paragraph-properties fo:margin-left="0cm" style:writing-mode="lr"/>
      <style:text-properties fo:color="#5A3286" style:text-line-through-style="solid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style:repeat-content="false"/>
      <style:paragraph-properties fo:text-align="center" style:writing-mode="l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F07575" style:repeat-content="false"/>
      <style:paragraph-properties fo:text-align="center" style:writing-mode="lr"/>
      <style:text-properties fo:color="#11734B" style:text-line-through-style="solid"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wrap-option="wrap"/>
      <style:text-properties fo:color="#000000" style:text-line-through-style="solid" style:font-name="Arial" style:font-name-asian="Arial" style:font-name-complex="Arial"/>
    </style:style>
    <style:style style:name="ce7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0F9ED5" style:repeat-content="fals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CCCCCC" fo:border-bottom="thin solid #000000" fo:border-left="none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2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2">
      <style:table-cell-properties style:vertical-align="middle" fo:background-color="#FFFFFF" style:repeat-content="false"/>
      <style:paragraph-properties fo:text-align="center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0" style:family="table-cell" style:parent-style-name="Default" style:data-style-name="N30">
      <style:table-cell-properties style:vertical-align="middle" fo:background-color="#FFFFFF" style:repeat-content="false"/>
      <style:paragraph-properties fo:text-align="center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1" style:family="table-cell" style:parent-style-name="Default" style:data-style-name="N0">
      <style:table-cell-properties style:vertical-align="middle" fo:background-color="#FFFFFF" style:repeat-content="false"/>
      <style:paragraph-properties fo:text-align="center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2" style:family="table-cell" style:parent-style-name="Default" style:data-style-name="N0">
      <style:table-cell-properties fo:border-top="thin solid #CCCCCC" fo:border-bottom="thin solid #000000" fo:border-left="thin solid #CCCCCC" fo:border-right="none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19">
      <style:table-cell-properties fo:border-top="thin solid #CCCCCC" fo:border-bottom="thin solid #000000" fo:border-left="thin solid #CCCCCC" fo:border-right="none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19">
      <style:table-cell-properties fo:border-top="thin solid #CCCCCC" fo:border-bottom="thin solid #000000" fo:border-left="thin solid #CCCCCC" fo:border-right="none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5" style:family="table-cell" style:parent-style-name="Default" style:data-style-name="N19">
      <style:table-cell-properties fo:border-top="thin solid #CCCCCC" fo:border-bottom="none" fo:border-left="thin solid #CCCCCC" fo:border-right="none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6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19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19">
      <style:table-cell-properties fo:border-top="thin solid #CCCCCC" fo:border-bottom="thin solid #000000" fo:border-left="none" fo:border-right="none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92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 style:writing-mode="lr"/>
      <style:text-properties fo:color="#1F1F1F" style:font-name="Arial" style:font-name-asian="Arial" style:font-name-complex="Arial" fo:font-size="9pt" style:font-size-asian="9pt" style:font-size-complex="9pt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 style:writing-mode="lr"/>
      <style:text-properties fo:color="#1F1F1F" style:font-name="Arial" style:font-name-asian="Arial" style:font-name-complex="Arial" fo:font-size="9pt" style:font-size-asian="9pt" style:font-size-complex="9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8" style:family="table-cell" style:parent-style-name="Default" style:data-style-name="N2">
      <style:table-cell-properties style:vertical-align="middle" fo:background-color="#FFFFFF" style:repeat-content="false"/>
      <style:paragraph-properties fo:text-align="center" style:writing-mode="lr"/>
      <style:text-properties fo:color="#1F1F1F"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30">
      <style:table-cell-properties style:vertical-align="middle" fo:background-color="#FFFFFF" style:repeat-content="false"/>
      <style:paragraph-properties fo:text-align="center" style:writing-mode="lr"/>
      <style:text-properties fo:color="#1F1F1F"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0">
      <style:table-cell-properties style:vertical-align="middle" fo:background-color="#FFFFFF" style:repeat-content="false"/>
      <style:paragraph-properties fo:text-align="center" style:writing-mode="lr"/>
      <style:text-properties fo:color="#1F1F1F"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0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wrap-option="wrap" fo:background-color="#674EA7"/>
      <style:paragraph-properties fo:margin-left="0cm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10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B10202"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0A53A8"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473821"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753800"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CCCCCC" fo:border-left="thin solid #000000" fo:border-right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thin solid #CCCCCC" fo:border-left="thin solid #CCCCCC" fo:border-right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0">
      <style:table-cell-properties fo:border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7" style:family="table-cell" style:parent-style-name="Default" style:data-style-name="N0">
      <style:table-cell-properties fo:border-top="thin solid #CCCCCC" fo:border-bottom="thin solid #000000" fo:border-left="thin solid #000000" fo:border-right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8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9" style:family="table-cell" style:parent-style-name="Default" style:data-style-name="N0">
      <style:table-cell-properties style:vertical-align="automatic" fo:wrap-option="wrap"/>
    </style:style>
    <style:style style:name="ce120" style:family="table-cell" style:parent-style-name="Default" style:data-style-name="N0">
      <style:table-cell-properties fo:border-top="thin solid #CCCCCC" fo:border-bottom="none" fo:border-left="thin solid #000000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CCCCCC" fo:border-bottom="none" fo:border-left="thin solid #CCCCCC" fo:border-right="thin solid #CCCCCC" style:vertical-align="middle" fo:wrap-option="wrap" fo:background-color="#674EA7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CCCCCC" fo:border-bottom="none" fo:border-left="thin solid #000000" fo:border-right="none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5" style:family="table-cell" style:parent-style-name="Default" style:data-style-name="N0">
      <style:text-properties fo:color="#444444"/>
    </style:style>
    <style:style style:name="ce126" style:family="table-cell" style:parent-style-name="Default" style:data-style-name="N0">
      <style:table-cell-properties fo:border="thin solid #000000" fo:background-color="#F2CEEF"/>
    </style:style>
    <style:style style:name="ce127" style:family="table-cell" style:parent-style-name="Default" style:data-style-name="N0">
      <style:table-cell-properties fo:border="thin solid #000000" fo:background-color="#F2CEEF"/>
      <style:text-properties fo:color="#444444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9" style:family="table-cell" style:parent-style-name="Default" style:data-style-name="N0">
      <style:table-cell-properties style:vertical-align="automatic"/>
      <style:paragraph-properties fo:margin-left="0cm" style:writing-mode="lr"/>
    </style:style>
    <style:style style:name="ce13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44444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2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3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Arial" style:font-name-asian="Arial" style:font-name-complex="Arial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/>
    </style:style>
    <style:style style:name="ce138" style:family="table-cell" style:parent-style-name="Default" style:data-style-name="N0">
      <style:table-cell-properties fo:border-top="none" fo:border-bottom="none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140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141" style:family="table-cell" style:parent-style-name="Default" style:data-style-name="N0">
      <style:table-cell-properties fo:border-top="thin solid #CCCCCC" fo:border-bottom="thin solid #000000" fo:border-left="none" fo:border-right="thin solid #000000" style:vertical-align="automatic"/>
      <style:paragraph-properties fo:margin-left="0cm" style:writing-mode="lr"/>
      <style:text-properties style:text-line-through-style="solid" style:font-name="Arial" style:font-name-asian="Arial" style:font-name-complex="Arial"/>
    </style:style>
    <style:style style:name="ce142" style:family="table-cell" style:parent-style-name="Default" style:data-style-name="N0">
      <style:table-cell-properties fo:border-top="thin solid #CCCCCC" fo:border-bottom="none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paragraph-properties fo:margin-left="0cm" style:writing-mode="lr"/>
      <style:text-properties style:font-name="Arial" style:font-name-asian="Arial" style:font-name-complex="Arial"/>
    </style:style>
    <style:style style:name="ce14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style:repeat-content="false"/>
      <style:paragraph-properties fo:text-align="center" style:writing-mode="lr"/>
      <style:text-properties style:font-name="Arial" style:font-name-asian="Arial" style:font-name-complex="Arial"/>
    </style:style>
    <style:style style:name="ce14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147" style:family="table-cell" style:parent-style-name="Default" style:data-style-name="N0">
      <style:table-cell-properties fo:border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#F2CEEF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F1C8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/>
    </style:style>
    <style:style style:name="ce155" style:family="table-cell" style:parent-style-name="Default" style:data-style-name="N19">
      <style:table-cell-properties fo:border-top="thin solid #CCCCCC" fo:border-bottom="none" fo:border-left="none" fo:border-right="none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156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background-color="#FFFFFF"/>
      <style:paragraph-properties fo:margin-left="0cm" style:writing-mode="lr"/>
      <style:text-properties fo:color="#1F1F1F" style:font-name="Google Sans" style:font-name-asian="Google Sans" style:font-name-complex="Google Sans" fo:font-size="9pt" style:font-size-asian="9pt" style:font-size-complex="9pt"/>
    </style:style>
    <style:style style:name="ce157" style:family="table-cell" style:parent-style-name="Default" style:data-style-name="N0">
      <style:table-cell-properties fo:border-top="thin solid #CCCCCC" fo:border-bottom="none" fo:border-left="thin solid #CCCCCC" fo:border-right="none" style:vertical-align="automatic" fo:wrap-option="wrap" style:repeat-content="false"/>
      <style:paragraph-properties fo:text-align="center" style:writing-mode="lr"/>
      <style:text-properties style:font-name="Arial" style:font-name-asian="Arial" style:font-name-complex="Arial"/>
    </style:style>
    <style:style style:name="ce15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 style:writing-mode="lr"/>
      <style:text-properties style:font-name="Arial" style:font-name-asian="Arial" style:font-name-complex="Arial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2E9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Default" style:data-style-name="N0">
      <style:table-cell-properties fo:border="thin solid #000000" style:vertical-align="middle" fo:wrap-option="wrap" fo:background-color="#D9D2E9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0">
      <style:table-cell-properties fo:border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middle" fo:wrap-option="wrap" fo:background-color="#D9D2E9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6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16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</style:style>
    <style:style style:name="ce172" style:family="table-cell" style:parent-style-name="Default" style:data-style-name="N0">
      <style:table-cell-properties fo:border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73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74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77" style:family="table-cell" style:parent-style-name="Default" style:data-style-name="N20">
      <style:table-cell-properties fo:border-top="thin solid #CCCCCC" fo:border-bottom="thin solid #000000" fo:border-left="thin solid #CCCCCC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7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0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8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182" style:family="table-cell" style:parent-style-name="Default" style:data-style-name="N0">
      <style:table-cell-properties fo:border-top="thin solid #CCCCCC" fo:border-bottom="thin solid #000000" fo:border-left="thin solid #CCCCCC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solid #000000" fo:border-bottom="thin solid #CCCCCC" fo:border-left="thin solid #000000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4" style:family="table-cell" style:parent-style-name="Default" style:data-style-name="N0">
      <style:table-cell-properties fo:border-top="thin solid #000000" fo:border-bottom="thin solid #CCCCCC" fo:border-left="thin solid #CCCCCC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5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6" style:family="table-cell" style:parent-style-name="Default" style:data-style-name="N0">
      <style:table-cell-properties fo:border-top="thin solid #CCCCCC" fo:border-bottom="thin solid #000000" fo:border-left="thin solid #000000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Default" style:data-style-name="N0">
      <style:table-cell-properties fo:border-top="thin solid #CCCCCC" fo:border-bottom="none" fo:border-left="thin solid #000000" fo:border-right="none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2E9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#D9D2E9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90" style:family="table-cell" style:parent-style-name="Default" style:data-style-name="N0">
      <style:table-cell-properties fo:border-top="thin solid #CCCCCC" fo:border-bottom="thin solid #000000" fo:border-left="thin solid #000000" fo:border-right="thin solid #000000" style:vertical-align="middle" fo:wrap-option="wrap" fo:background-color="#D9D2E9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19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92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3" style:family="table-cell" style:parent-style-name="Default" style:data-style-name="N0">
      <style:table-cell-properties fo:border="thin solid #CCCCCC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4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CCCCCC" fo:border-bottom="none" fo:border-left="thin solid #000000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CCCCCC" fo:border-bottom="none" fo:border-left="thin solid #CCCCCC" fo:border-right="thin solid #CCCCCC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20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fo:color="#4D93D9" style:font-name="Arial" style:font-name-asian="Arial" style:font-name-complex="Arial" fo:font-size="10pt" style:font-size-asian="10pt" style:font-size-complex="10pt"/>
    </style:style>
    <style:style style:name="ce20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fo:color="#C418B3"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fo:color="#7030A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0">
      <style:table-cell-properties fo:border-top="none" fo:border-bottom="thin solid #CCCCCC" fo:border-left="thin solid #CCCCCC" fo:border-right="none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0">
      <style:table-cell-properties fo:border-top="none" fo:border-bottom="thin solid #CCCCCC" fo:border-left="none" fo:border-right="none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fo:border-top="none" fo:border-bottom="thin solid #CCCCCC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0">
      <style:table-cell-properties fo:border-top="thin solid #000000" fo:border-bottom="thin solid #CCCCCC" fo:border-left="thin solid #CCCCCC" fo:border-right="none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12" style:family="table-cell" style:parent-style-name="Default" style:data-style-name="N0">
      <style:table-cell-properties fo:border-top="thin solid #000000" fo:border-bottom="thin solid #CCCCCC" fo:border-left="none" fo:border-right="none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13" style:family="table-cell" style:parent-style-name="Default" style:data-style-name="N0">
      <style:table-cell-properties fo:border-top="thin solid #000000" fo:border-bottom="thin solid #CCCCCC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 style:writing-mode="lr"/>
      <style:text-properties fo:color="#4D93D9" style:font-name="Arial" style:font-name-asian="Arial" style:font-name-complex="Arial" fo:font-size="10pt" style:font-size-asian="10pt" style:font-size-complex="10pt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 style:writing-mode="lr"/>
      <style:text-properties fo:color="#4D93D9" style:font-name="Arial" style:font-name-asian="Arial" style:font-name-complex="Arial" fo:font-size="10pt" style:font-size-asian="10pt" style:font-size-complex="10pt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fo:color="#4D93D9" style:font-name="Arial" style:font-name-asian="Arial" style:font-name-complex="Arial" fo:font-size="10pt" style:font-size-asian="10pt" style:font-size-complex="10pt"/>
    </style:style>
    <style:style style:name="ce2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 style:writing-mode="lr"/>
      <style:text-properties fo:color="#C418B3" style:font-name="Arial" style:font-name-asian="Arial" style:font-name-complex="Arial" fo:font-size="10pt" style:font-size-asian="10pt" style:font-size-complex="10pt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 style:writing-mode="lr"/>
      <style:text-properties fo:color="#C418B3" style:font-name="Arial" style:font-name-asian="Arial" style:font-name-complex="Arial" fo:font-size="10pt" style:font-size-asian="10pt" style:font-size-complex="10pt"/>
    </style:style>
    <style:style style:name="ce2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fo:color="#C418B3" style:font-name="Arial" style:font-name-asian="Arial" style:font-name-complex="Arial" fo:font-size="10pt" style:font-size-asian="10pt" style:font-size-complex="10pt"/>
    </style:style>
    <style:style style:name="ce2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 style:writing-mode="lr"/>
      <style:text-properties fo:color="#7030A0" style:font-name="Arial" style:font-name-asian="Arial" style:font-name-complex="Arial" fo:font-size="10pt" style:font-size-asian="10pt" style:font-size-complex="10pt"/>
    </style:style>
    <style:style style:name="ce2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 style:writing-mode="lr"/>
      <style:text-properties fo:color="#7030A0" style:font-name="Arial" style:font-name-asian="Arial" style:font-name-complex="Arial" fo:font-size="10pt" style:font-size-asian="10pt" style:font-size-complex="10pt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fo:color="#7030A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2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0F1C8" style:repeat-content="false"/>
      <style:paragraph-properties fo:text-align="center"/>
    </style:style>
    <style:style style:name="ce225" style:family="table-cell" style:parent-style-name="Default" style:data-style-name="N0">
      <style:table-cell-properties fo:border-top="thin solid #CCCCCC" fo:border-bottom="thin solid #000000" fo:border-left="none" fo:border-right="thin solid #000000" style:vertical-align="middle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thin solid #CCCCCC" fo:border-bottom="none" fo:border-left="none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29" style:family="table-cell" style:parent-style-name="Default" style:data-style-name="N0">
      <style:table-cell-properties fo:border-top="none" fo:border-bottom="none" fo:border-left="thin solid #CCCCCC" fo:border-right="thin solid #000000" style:vertical-align="middle" fo:wrap-option="wrap" fo:background-color="#F2CEEF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</style:style>
    <style:style style:name="ce230" style:family="table-cell" style:parent-style-name="Default" style:data-style-name="N0">
      <style:table-cell-properties fo:border-top="thin solid #000000" fo:border-bottom="thin solid #CCCCCC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6.588125cm"/>
    </style:style>
    <style:style style:name="co8" style:family="table-column">
      <style:table-column-properties fo:break-before="auto" style:column-width="4.78895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3.99520833333333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4.048125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6.773333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8.810625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2.56645833333333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3.01625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2.59291666666667cm"/>
    </style:style>
    <style:style style:name="co30" style:family="table-column">
      <style:table-column-properties fo:break-before="auto" style:column-width="2.48708333333333cm"/>
    </style:style>
    <style:style style:name="co31" style:family="table-column">
      <style:table-column-properties fo:break-before="auto" style:column-width="2.778125cm"/>
    </style:style>
    <style:style style:name="co32" style:family="table-column">
      <style:table-column-properties fo:break-before="auto" style:column-width="2.619375cm"/>
    </style:style>
    <style:style style:name="co33" style:family="table-column">
      <style:table-column-properties fo:break-before="auto" style:column-width="8.73125cm"/>
    </style:style>
    <style:style style:name="co34" style:family="table-column">
      <style:table-column-properties fo:break-before="auto" style:column-width="6.19125cm"/>
    </style:style>
    <style:style style:name="co35" style:family="table-column">
      <style:table-column-properties fo:break-before="auto" style:column-width="3.83645833333333cm"/>
    </style:style>
    <style:style style:name="co36" style:family="table-column">
      <style:table-column-properties fo:break-before="auto" style:column-width="1.21708333333333cm"/>
    </style:style>
    <style:style style:name="co37" style:family="table-column">
      <style:table-column-properties fo:break-before="auto" style:column-width="4.94770833333333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35479166666667cm"/>
    </style:style>
    <style:style style:name="co40" style:family="table-column">
      <style:table-column-properties fo:break-before="auto" style:column-width="6.53520833333333cm"/>
    </style:style>
    <style:style style:name="co41" style:family="table-column">
      <style:table-column-properties fo:break-before="auto" style:column-width="2.88395833333333cm"/>
    </style:style>
    <style:style style:name="co4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53.2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20.25pt" style:use-optimal-row-height="true" fo:break-before="auto"/>
    </style:style>
    <style:style style:name="ro13" style:family="table-row">
      <style:table-row-properties style:row-height="17.2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ro15" style:family="table-row">
      <style:table-row-properties style:row-height="24pt" style:use-optimal-row-height="tru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51.75pt" style:use-optimal-row-height="false" fo:break-before="auto"/>
    </style:style>
    <style:style style:name="ro18" style:family="table-row">
      <style:table-row-properties style:row-height="26.25pt" style:use-optimal-row-height="false" fo:break-before="auto"/>
    </style:style>
    <style:style style:name="ro19" style:family="table-row">
      <style:table-row-properties style:row-height="54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20.25pt" style:use-optimal-row-height="false" fo:break-before="auto"/>
    </style:style>
    <style:style style:name="ro22" style:family="table-row">
      <style:table-row-properties style:row-height="21pt" style:use-optimal-row-height="false" fo:break-before="auto"/>
    </style:style>
    <style:style style:name="ro23" style:family="table-row">
      <style:table-row-properties style:row-height="33pt" style:use-optimal-row-height="false" fo:break-before="auto"/>
    </style:style>
    <style:style style:name="ro24" style:family="table-row">
      <style:table-row-properties style:row-height="40.5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33.75pt" style:use-optimal-row-height="false" fo:break-before="auto"/>
    </style:style>
    <style:style style:name="ro27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2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3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F07575" style:repeat-content="false"/>
      <style:paragraph-properties fo:text-align="center" style:writing-mode="lr"/>
      <style:text-properties fo:color="#11734B" style:text-line-through-style="solid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4" style:family="table-cell" style:parent-style-name="Default" style:data-style-name="N0">
      <style:table-cell-properties fo:border-top="thin solid #CCCCCC" fo:border-bottom="thin solid #000000" fo:border-left="thin solid #CCCCCC" fo:border-right="none" style:vertical-align="automatic" fo:wrap-option="wrap" fo:background-color="#F07575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5" style:family="table-cell" style:parent-style-name="Default" style:data-style-name="N0">
      <style:table-cell-properties fo:border-top="thin solid #CCCCCC" fo:border-bottom="none" fo:border-left="thin solid #CCCCCC" fo:border-right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6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6]" style:apply-style-name="cf1" style:base-cell-address="DV_Plan_FIFO.G10"/>
      <style:map style:condition="of:cell-content()=[.$H$5]" style:apply-style-name="cf2" style:base-cell-address="DV_Plan_FIFO.G10"/>
      <style:map style:condition="of:cell-content()=[.$H$4]" style:apply-style-name="cf3" style:base-cell-address="DV_Plan_FIFO.G10"/>
      <style:map style:condition="of:cell-content()=[.$H$3]" style:apply-style-name="cf4" style:base-cell-address="DV_Plan_FIFO.G10"/>
    </style:style>
    <style:style style:name="ce23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background-color="#FBE2D5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cell-content()=[.$F$16]" style:apply-style-name="cf5" style:base-cell-address="DV_Plan_FIFO.F16"/>
    </style:style>
    <style:style style:name="ce238" style:family="table-cell" style:parent-style-name="Default" style:data-style-name="N0">
      <style:table-cell-properties fo:border="thin solid #000000" style:vertical-align="automatic" fo:background-color="#FBE2D5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cell-content()=[.$F$16]" style:apply-style-name="cf5" style:base-cell-address="DV_Plan_FIFO.F16"/>
    </style:style>
    <style:style style:name="ce239" style:family="table-cell" style:parent-style-name="Default" style:data-style-name="N0">
      <style:table-cell-properties style:vertical-align="automatic" fo:wrap-option="wrap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PASSING&quot;;[.G1]))))" style:apply-style-name="cf10" style:base-cell-address="DV_Plan_SPI_serializer.G1"/>
    </style:style>
    <style:style style:name="ce240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wrap-option="wrap" fo:background-color="#674EA7"/>
      <style:paragraph-properties fo:margin-left="0cm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PASSING&quot;;[.G1]))))" style:apply-style-name="cf10" style:base-cell-address="DV_Plan_SPI_serializer.G1"/>
    </style:style>
    <style:style style:name="ce24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2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3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6" style:family="table-cell" style:parent-style-name="Default" style:data-style-name="N0">
      <style:table-cell-properties fo:border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7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48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B10202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49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473821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5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51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52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753800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53" style:family="table-cell" style:parent-style-name="Default" style:data-style-name="N0">
      <style:table-cell-properties fo:border-top="thin solid #CCCCCC" fo:border-bottom="thin solid #000000" fo:border-left="thin solid #CCCCCC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PASSING&quot;;[.G1]))))" style:apply-style-name="cf10" style:base-cell-address="DV_Plan_SPI_serializer.G1"/>
    </style:style>
    <style:style style:name="ce25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  <style:map style:condition="of:is-true-formula(NOT(ISERROR(SEARCH(&quot;ASSERTION&quot;;[.I2]))))" style:apply-style-name="cf13" style:base-cell-address="DV_Plan_SPI_serializer.I2"/>
      <style:map style:condition="of:is-true-formula(NOT(ISERROR(SEARCH(&quot;ASSUME&quot;;[.I2]))))" style:apply-style-name="cf12" style:base-cell-address="DV_Plan_SPI_serializer.I2"/>
      <style:map style:condition="of:is-true-formula(NOT(ISERROR(SEARCH(&quot;COVER&quot;;[.I2]))))" style:apply-style-name="cf11" style:base-cell-address="DV_Plan_SPI_serializer.I2"/>
    </style:style>
    <style:style style:name="ce25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J2]))))" style:apply-style-name="cf13" style:base-cell-address="DV_Plan_SPI_serializer.J2"/>
      <style:map style:condition="of:is-true-formula(NOT(ISERROR(SEARCH(&quot;ASSUME&quot;;[.J2]))))" style:apply-style-name="cf12" style:base-cell-address="DV_Plan_SPI_serializer.J2"/>
      <style:map style:condition="of:is-true-formula(NOT(ISERROR(SEARCH(&quot;COVER&quot;;[.J2]))))" style:apply-style-name="cf11" style:base-cell-address="DV_Plan_SPI_serializer.J2"/>
    </style:style>
    <style:style style:name="ce25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ASSERTION&quot;;[.K2]))))" style:apply-style-name="cf13" style:base-cell-address="DV_Plan_SPI_serializer.K2"/>
      <style:map style:condition="of:is-true-formula(NOT(ISERROR(SEARCH(&quot;ASSUME&quot;;[.K2]))))" style:apply-style-name="cf12" style:base-cell-address="DV_Plan_SPI_serializer.K2"/>
      <style:map style:condition="of:is-true-formula(NOT(ISERROR(SEARCH(&quot;COVER&quot;;[.K2]))))" style:apply-style-name="cf11" style:base-cell-address="DV_Plan_SPI_serializer.K2"/>
    </style:style>
    <style:style style:name="ce257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PASSING&quot;;[.G1]))))" style:apply-style-name="cf10" style:base-cell-address="DV_Plan_SPI_serializer.G1"/>
    </style:style>
    <style:style style:name="ce2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61" style:family="table-cell" style:parent-style-name="Default" style:data-style-name="N0">
      <style:table-cell-properties fo:border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62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COMPLETED&quot;;[.G3]))))" style:apply-style-name="cf9" style:base-cell-address="DV_Plan_SPI_serializer.G3"/>
      <style:map style:condition="of:is-true-formula(NOT(ISERROR(SEARCH(&quot;PASSING&quot;;[.G1]))))" style:apply-style-name="cf10" style:base-cell-address="DV_Plan_SPI_serializer.G1"/>
      <style:map style:condition="of:is-true-formula(NOT(ISERROR(SEARCH(&quot;CEX&quot;;[.G3]))))" style:apply-style-name="cf6" style:base-cell-address="DV_Plan_SPI_serializer.G3"/>
    </style:style>
    <style:style style:name="ce263" style:family="table-cell">
      <style:map style:condition="of:is-true-formula(NOT(ISERROR(SEARCH(&quot;CODED&quot;;[.G1]))))" style:apply-style-name="cf7" style:base-cell-address="DV_Plan_SPI_serializer.G1"/>
      <style:map style:condition="of:is-true-formula(NOT(ISERROR(SEARCH(&quot;NOT STARTED&quot;;[.G1]))))" style:apply-style-name="cf8" style:base-cell-address="DV_Plan_SPI_serializer.G1"/>
      <style:map style:condition="of:is-true-formula(NOT(ISERROR(SEARCH(&quot;PASSING&quot;;[.G1]))))" style:apply-style-name="cf10" style:base-cell-address="DV_Plan_SPI_serializer.G1"/>
    </style:style>
    <style:style style:name="ce264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674EA7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65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SPI_serializer.D1"/>
      <style:map style:condition="of:is-true-formula(NOT(ISERROR(SEARCH(&quot;ASSUME&quot;;[.D1]))))" style:apply-style-name="cf12" style:base-cell-address="DV_Plan_SPI_serializer.D1"/>
      <style:map style:condition="of:is-true-formula(NOT(ISERROR(SEARCH(&quot;COVER&quot;;[.D1]))))" style:apply-style-name="cf11" style:base-cell-address="DV_Plan_SPI_serializer.D1"/>
    </style:style>
    <style:style style:name="ce26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11"/>
      <style:map style:condition="of:cell-content()=[.$H$4]" style:apply-style-name="cf2" style:base-cell-address="DV_Plan_FunctionGenerator.G11"/>
      <style:map style:condition="of:cell-content()=[.$H$3]" style:apply-style-name="cf3" style:base-cell-address="DV_Plan_FunctionGenerator.G11"/>
      <style:map style:condition="of:cell-content()=[.$H$2]" style:apply-style-name="cf4" style:base-cell-address="DV_Plan_FunctionGenerator.G11"/>
    </style:style>
    <style:style style:name="ce268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11"/>
      <style:map style:condition="of:cell-content()=[.$H$4]" style:apply-style-name="cf2" style:base-cell-address="DV_Plan_FunctionGenerator.G11"/>
      <style:map style:condition="of:cell-content()=[.$H$3]" style:apply-style-name="cf3" style:base-cell-address="DV_Plan_FunctionGenerator.G11"/>
      <style:map style:condition="of:cell-content()=[.$H$2]" style:apply-style-name="cf4" style:base-cell-address="DV_Plan_FunctionGenerator.G11"/>
    </style:style>
    <style:style style:name="ce269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11"/>
      <style:map style:condition="of:cell-content()=[.$H$4]" style:apply-style-name="cf2" style:base-cell-address="DV_Plan_FunctionGenerator.G11"/>
      <style:map style:condition="of:cell-content()=[.$H$3]" style:apply-style-name="cf3" style:base-cell-address="DV_Plan_FunctionGenerator.G11"/>
      <style:map style:condition="of:cell-content()=[.$H$2]" style:apply-style-name="cf4" style:base-cell-address="DV_Plan_FunctionGenerator.G11"/>
    </style:style>
    <style:style style:name="ce270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26"/>
      <style:map style:condition="of:cell-content()=[.$H$4]" style:apply-style-name="cf2" style:base-cell-address="DV_Plan_FunctionGenerator.G26"/>
      <style:map style:condition="of:cell-content()=[.$H$3]" style:apply-style-name="cf3" style:base-cell-address="DV_Plan_FunctionGenerator.G26"/>
      <style:map style:condition="of:cell-content()=[.$H$2]" style:apply-style-name="cf4" style:base-cell-address="DV_Plan_FunctionGenerator.G26"/>
    </style:style>
    <style:style style:name="ce27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26"/>
      <style:map style:condition="of:cell-content()=[.$H$4]" style:apply-style-name="cf2" style:base-cell-address="DV_Plan_FunctionGenerator.G26"/>
      <style:map style:condition="of:cell-content()=[.$H$3]" style:apply-style-name="cf3" style:base-cell-address="DV_Plan_FunctionGenerator.G26"/>
      <style:map style:condition="of:cell-content()=[.$H$2]" style:apply-style-name="cf4" style:base-cell-address="DV_Plan_FunctionGenerator.G26"/>
    </style:style>
    <style:style style:name="ce272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cell-content()=[.$H$5]" style:apply-style-name="cf1" style:base-cell-address="DV_Plan_FunctionGenerator.G26"/>
      <style:map style:condition="of:cell-content()=[.$H$4]" style:apply-style-name="cf2" style:base-cell-address="DV_Plan_FunctionGenerator.G26"/>
      <style:map style:condition="of:cell-content()=[.$H$3]" style:apply-style-name="cf3" style:base-cell-address="DV_Plan_FunctionGenerator.G26"/>
      <style:map style:condition="of:cell-content()=[.$H$2]" style:apply-style-name="cf4" style:base-cell-address="DV_Plan_FunctionGenerator.G26"/>
    </style:style>
    <style:style style:name="ce273" style:family="table-cell" style:parent-style-name="Default" style:data-style-name="N0">
      <style:table-cell-properties style:vertical-align="automatic" fo:wrap-option="wrap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PASSING&quot;;[.G1]))))" style:apply-style-name="cf10" style:base-cell-address="DV_Plan_Top.G1"/>
    </style:style>
    <style:style style:name="ce27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PASSING&quot;;[.G1]))))" style:apply-style-name="cf10" style:base-cell-address="DV_Plan_Top.G1"/>
    </style:style>
    <style:style style:name="ce27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B10202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7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473821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77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78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11734B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79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automatic" fo:wrap-option="wrap"/>
      <style:paragraph-properties fo:margin-left="0cm" style:writing-mode="lr"/>
      <style:text-properties fo:color="#753800"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80" style:family="table-cell" style:parent-style-name="Default" style:data-style-name="N0">
      <style:table-cell-properties fo:border-top="thin solid #CCCCCC" fo:border-bottom="thin solid #000000" fo:border-left="thin solid #CCCCCC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PASSING&quot;;[.G1]))))" style:apply-style-name="cf10" style:base-cell-address="DV_Plan_Top.G1"/>
    </style:style>
    <style:style style:name="ce281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PASSING&quot;;[.G1]))))" style:apply-style-name="cf10" style:base-cell-address="DV_Plan_Top.G1"/>
    </style:style>
    <style:style style:name="ce28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3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4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5A3286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5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6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7" style:family="table-cell" style:parent-style-name="Default" style:data-style-name="N0">
      <style:table-cell-properties fo:border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8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89" style:family="table-cell" style:parent-style-name="Default" style:data-style-name="N0">
      <style:table-cell-properties fo:border-top="thin solid #CCCCCC" fo:border-bottom="none" fo:border-left="thin solid #CCCCCC" fo:border-right="thin solid #000000" style:vertical-align="middle" fo:wrap-option="wrap" fo:background-color="#0F9ED5" style:repeat-content="false"/>
      <style:paragraph-properties fo:text-align="center" style:writing-mode="l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91" style:family="table-cell" style:parent-style-name="Default" style:data-style-name="N0">
      <style:table-cell-properties fo:border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92" style:family="table-cell" style:parent-style-name="Default" style:data-style-name="N0">
      <style:table-cell-properties fo:border-top="thin solid #CCCCCC" fo:border-bottom="thin solid #000000" fo:border-left="thin solid #CCCCCC" fo:border-right="thin solid #000000" style:vertical-align="middle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COMPLETED&quot;;[.G3]))))" style:apply-style-name="cf9" style:base-cell-address="DV_Plan_Top.G3"/>
      <style:map style:condition="of:is-true-formula(NOT(ISERROR(SEARCH(&quot;PASSING&quot;;[.G1]))))" style:apply-style-name="cf10" style:base-cell-address="DV_Plan_Top.G1"/>
      <style:map style:condition="of:is-true-formula(NOT(ISERROR(SEARCH(&quot;CEX&quot;;[.G3]))))" style:apply-style-name="cf6" style:base-cell-address="DV_Plan_Top.G3"/>
    </style:style>
    <style:style style:name="ce293" style:family="table-cell">
      <style:map style:condition="of:is-true-formula(NOT(ISERROR(SEARCH(&quot;CODED&quot;;[.G1]))))" style:apply-style-name="cf7" style:base-cell-address="DV_Plan_Top.G1"/>
      <style:map style:condition="of:is-true-formula(NOT(ISERROR(SEARCH(&quot;NOT STARTED&quot;;[.G1]))))" style:apply-style-name="cf8" style:base-cell-address="DV_Plan_Top.G1"/>
      <style:map style:condition="of:is-true-formula(NOT(ISERROR(SEARCH(&quot;PASSING&quot;;[.G1]))))" style:apply-style-name="cf10" style:base-cell-address="DV_Plan_Top.G1"/>
    </style:style>
    <style:style style:name="ce2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 style:writing-mode="lr"/>
      <style:text-properties fo:color="#0A53A8"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9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  <style:style style:name="ce29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NOT(ISERROR(SEARCH(&quot;ASSERTION&quot;;[.D1]))))" style:apply-style-name="cf13" style:base-cell-address="DV_Plan_Top.D1"/>
      <style:map style:condition="of:is-true-formula(NOT(ISERROR(SEARCH(&quot;ASSUME&quot;;[.D1]))))" style:apply-style-name="cf12" style:base-cell-address="DV_Plan_Top.D1"/>
      <style:map style:condition="of:is-true-formula(NOT(ISERROR(SEARCH(&quot;COVER&quot;;[.D1]))))" style:apply-style-name="cf11" style:base-cell-address="DV_Plan_Top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H$3:.$H$6])" table:base-cell-address="DV_Plan_FIFO.G10">
          <table:help-message table:display="true"/>
          <table:error-message table:display="true"/>
        </table:content-validation>
        <table:content-validation table:name="val2" table:condition="of:cell-content-is-in-list([.$A$3:.$A$5])" table:base-cell-address="DV_Plan_FIFO.D10">
          <table:help-message table:display="true"/>
          <table:error-message table:display="true"/>
        </table:content-validation>
        <table:content-validation table:name="val3" table:condition="of:cell-content-is-in-list([.$A$3:.$A$5])" table:base-cell-address="DV_Plan_FunctionGenerator.D11">
          <table:help-message table:display="true"/>
          <table:error-message table:display="true"/>
        </table:content-validation>
        <table:content-validation table:name="val4" table:condition="of:cell-content-is-in-list([.$H$3:.$H$6])" table:base-cell-address="DV_Plan_FunctionGenerator.G11">
          <table:help-message table:display="true"/>
          <table:error-message table:display="true"/>
        </table:content-validation>
      </table:content-validations>
      <table:table table:name="DV_Plan_FI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62">
            <text:p>Category</text:p>
          </table:table-cell>
          <table:table-cell office:value-type="string" table:style-name="ce63">
            <text:p>Owners</text:p>
          </table:table-cell>
          <table:table-cell table:style-name="ce1"/>
          <table:table-cell office:value-type="string" table:style-name="ce39">
            <text:p>N# Asssumes</text:p>
          </table:table-cell>
          <table:table-cell office:value-type="string" table:style-name="ce39">
            <text:p>N# Assertions</text:p>
          </table:table-cell>
          <table:table-cell office:value-type="string" table:style-name="ce39">
            <text:p>N# Covers</text:p>
          </table:table-cell>
          <table:table-cell office:value-type="string" table:style-name="ce33">
            <text:p>N# Total</text:p>
          </table:table-cell>
          <table:table-cell office:value-type="string" table:style-name="ce57">
            <text:p>Status</text:p>
          </table:table-cell>
          <table:table-cell table:style-name="ce8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47">
            <text:p>assertion</text:p>
          </table:table-cell>
          <table:table-cell office:value-type="string" table:style-name="ce56">
            <text:p>Joanna/ Ana</text:p>
          </table:table-cell>
          <table:table-cell table:style-name="ce1"/>
          <table:table-cell office:value-type="float" office:value="0" table:formula="of:=COUNTIF([.G$30:.G$33]; [.H3])" table:style-name="ce45">
            <text:p>0</text:p>
          </table:table-cell>
          <table:table-cell office:value-type="float" office:value="0" table:formula="of:=COUNTIF([.G$10:.G$29]; [.H3])" table:style-name="ce51">
            <text:p>0</text:p>
          </table:table-cell>
          <table:table-cell office:value-type="float" office:value="0" table:formula="of:=COUNTIF([.G$34:.G$46]; [.H3])" table:style-name="ce46">
            <text:p>0</text:p>
          </table:table-cell>
          <table:table-cell office:value-type="float" office:value="0" table:formula="of:=COUNTIF([.G10:.G46]; [.H3])" table:style-name="ce38">
            <text:p>0</text:p>
          </table:table-cell>
          <table:table-cell office:value-type="string" table:style-name="ce58">
            <text:p>TBD</text:p>
          </table:table-cell>
          <table:table-cell office:value-type="string" table:style-name="ce5">
            <text:p>Any code done yet</text:p>
          </table:table-cell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48">
            <text:p>assumes</text:p>
          </table:table-cell>
          <table:table-cell office:value-type="string" table:style-name="ce56">
            <text:p>Joanna/ Ana</text:p>
          </table:table-cell>
          <table:table-cell table:style-name="ce1"/>
          <table:table-cell office:value-type="float" office:value="0" table:formula="of:=COUNTIF([.G$30:.G$33]; [.H4])" table:style-name="ce45">
            <text:p>0</text:p>
          </table:table-cell>
          <table:table-cell office:value-type="float" office:value="1" table:formula="of:=COUNTIF([.G$10:.G$29]; [.H4])" table:style-name="ce51">
            <text:p>1</text:p>
          </table:table-cell>
          <table:table-cell office:value-type="float" office:value="0" table:formula="of:=COUNTIF([.G$34:.G$46]; [.H4])" table:style-name="ce46">
            <text:p>0</text:p>
          </table:table-cell>
          <table:table-cell office:value-type="float" office:value="1" table:formula="of:=COUNTIF([.G$10:.G$46];[.H4])" table:style-name="ce38">
            <text:p>1</text:p>
          </table:table-cell>
          <table:table-cell office:value-type="string" table:style-name="ce59">
            <text:p>CODED</text:p>
          </table:table-cell>
          <table:table-cell office:value-type="string" table:style-name="ce5">
            <text:p>This attribute has some of code</text:p>
          </table:table-cell>
          <table:table-cell table:style-name="ce3"/>
          <table:table-cell table:number-columns-repeated="16374" table:style-name="ce1"/>
        </table:table-row>
        <table:table-row table:style-name="ro3">
          <table:table-cell office:value-type="string" table:style-name="ce49">
            <text:p>cover</text:p>
          </table:table-cell>
          <table:table-cell office:value-type="string" table:style-name="ce56">
            <text:p>Joanna/ Ana</text:p>
          </table:table-cell>
          <table:table-cell table:style-name="ce1"/>
          <table:table-cell office:value-type="float" office:value="4" table:formula="of:=COUNTIF([.G$30:.G$33]; [.H5])" table:style-name="ce45">
            <text:p>4</text:p>
          </table:table-cell>
          <table:table-cell office:value-type="float" office:value="19" table:formula="of:=COUNTIF([.G$10:.G$29]; [.H5])" table:style-name="ce51">
            <text:p>19</text:p>
          </table:table-cell>
          <table:table-cell office:value-type="float" office:value="9" table:formula="of:=COUNTIF([.G$34:.G$46]; [.H5])" table:style-name="ce46">
            <text:p>9</text:p>
          </table:table-cell>
          <table:table-cell office:value-type="float" office:value="32" table:formula="of:=COUNTIF([.G$10:.G$46];[.H5])" table:style-name="ce38">
            <text:p>32</text:p>
          </table:table-cell>
          <table:table-cell office:value-type="string" table:style-name="ce60">
            <text:p>PASS</text:p>
          </table:table-cell>
          <table:table-cell office:value-type="string" table:style-name="ce5">
            <text:p>This attribute seems to work correctly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table:style-name="ce34"/>
          <table:table-cell table:style-name="ce50"/>
          <table:table-cell office:value-type="float" office:value="0" table:formula="of:=COUNTIF([.G$30:.G$33]; [.H6])" table:style-name="ce45">
            <text:p>0</text:p>
          </table:table-cell>
          <table:table-cell office:value-type="float" office:value="0" table:formula="of:=COUNTIF([.G$10:.G$29]; [.H6])" table:style-name="ce51">
            <text:p>0</text:p>
          </table:table-cell>
          <table:table-cell office:value-type="float" office:value="4" table:formula="of:=COUNTIF([.G$34:.G$46]; [.H6])" table:style-name="ce46">
            <text:p>4</text:p>
          </table:table-cell>
          <table:table-cell office:value-type="float" office:value="4" table:formula="of:=COUNTIF([.G$10:.G$46];[.H6])" table:style-name="ce52">
            <text:p>4</text:p>
          </table:table-cell>
          <table:table-cell office:value-type="string" table:style-name="ce61">
            <text:p>CEX</text:p>
          </table:table-cell>
          <table:table-cell office:value-type="string" table:style-name="ce5">
            <text:p>COUNTER EXAMPLE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table:style-name="ce34"/>
          <table:table-cell table:style-name="ce35"/>
          <table:table-cell office:value-type="float" office:value="4" table:formula="of:=SUM([.D3:.D6])" table:style-name="ce54">
            <text:p>4</text:p>
          </table:table-cell>
          <table:table-cell office:value-type="float" office:value="20" table:formula="of:=SUM([.E3:.E6])" table:style-name="ce54">
            <text:p>20</text:p>
          </table:table-cell>
          <table:table-cell office:value-type="float" office:value="13" table:formula="of:=SUM([.F3:.F6])" table:style-name="ce54">
            <text:p>13</text:p>
          </table:table-cell>
          <table:table-cell office:value-type="float" office:value="37" table:formula="of:=SUM([.G3:.G6])" table:style-name="ce55">
            <text:p>37</text:p>
          </table:table-cell>
          <table:table-cell table:style-name="ce35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table:style-name="ce34"/>
          <table:table-cell table:style-name="ce36"/>
          <table:table-cell table:number-columns-repeated="3" table:style-name="ce7"/>
          <table:table-cell table:style-name="ce53"/>
          <table:table-cell table:number-columns-repeated="2" table:style-name="ce7"/>
          <table:table-cell table:style-name="ce6"/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75">
            <text:p>N#</text:p>
          </table:table-cell>
          <table:table-cell office:value-type="string" table:style-name="ce76">
            <text:p>Name</text:p>
          </table:table-cell>
          <table:table-cell office:value-type="string" table:style-name="ce77">
            <text:p>Category</text:p>
          </table:table-cell>
          <table:table-cell office:value-type="string" table:style-name="ce74">
            <text:p>Owner</text:p>
          </table:table-cell>
          <table:table-cell office:value-type="string" table:style-name="ce74">
            <text:p>Actual Owner</text:p>
          </table:table-cell>
          <table:table-cell office:value-type="string" table:style-name="ce74">
            <text:p>Status</text:p>
          </table:table-cell>
          <table:table-cell office:value-type="string" table:style-name="ce74">
            <text:p>Description</text:p>
          </table:table-cell>
          <table:table-cell office:value-type="string" table:style-name="ce74">
            <text:p>Comments</text:p>
          </table:table-cell>
          <table:table-cell office:value-type="string" table:style-name="ce82">
            <text:p>Planned to implement</text:p>
          </table:table-cell>
          <table:table-cell office:value-type="string" table:style-name="ce89">
            <text:p>Implemented</text:p>
          </table:table-cell>
          <table:table-cell table:number-columns-repeated="2" table:style-name="ce88"/>
          <table:table-cell table:number-columns-repeated="16371"/>
        </table:table-row>
        <table:table-row table:style-name="ro5">
          <table:table-cell table:style-name="ce1"/>
          <table:table-cell office:value-type="float" office:value="1" table:style-name="ce37">
            <text:p>1</text:p>
          </table:table-cell>
          <table:table-cell office:value-type="string" table:style-name="ce138">
            <text:p>full_not_write_en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if FIFO is full then write enable signal must not be active.</text:p>
          </table:table-cell>
          <table:table-cell table:style-name="ce17"/>
          <table:table-cell table:style-name="ce83"/>
          <table:table-cell table:style-name="ce90"/>
          <table:table-cell table:number-columns-repeated="2" table:style-name="ce78"/>
          <table:table-cell table:number-columns-repeated="16371"/>
        </table:table-row>
        <table:table-row table:style-name="ro5">
          <table:table-cell table:style-name="ce1"/>
          <table:table-cell office:value-type="float" office:value="2" table:style-name="ce29">
            <text:p>2</text:p>
          </table:table-cell>
          <table:table-cell office:value-type="string" table:style-name="ce136">
            <text:p>empty_not_read_en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31">
            <text:p>The property assures that if FIFO is empty then read enable signal must not be active.</text:p>
          </table:table-cell>
          <table:table-cell table:style-name="ce30"/>
          <table:table-cell table:style-name="ce91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 table:style-name="ce1"/>
          <table:table-cell office:value-type="float" office:value="3" table:style-name="ce29">
            <text:p>3</text:p>
          </table:table-cell>
          <table:table-cell office:value-type="string" table:style-name="ce138">
            <text:p>wr_ptr_increm_write_en_on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write pointer increments when a write operation happen</text:p>
          </table:table-cell>
          <table:table-cell table:style-name="ce32"/>
          <table:table-cell office:value-type="string" table:style-name="ce84">
            <text:p><text:s/></text:p>
          </table:table-cell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 table:style-name="ce1"/>
          <table:table-cell office:value-type="float" office:value="4" table:style-name="ce29">
            <text:p>4</text:p>
          </table:table-cell>
          <table:table-cell office:value-type="string" table:style-name="ce136">
            <text:p>rd_ptr_increm_rd_en_on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read pointer increments when a read operation happen.</text:p>
          </table:table-cell>
          <table:table-cell table:style-name="ce6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 table:style-name="ce1"/>
          <table:table-cell office:value-type="float" office:value="5" table:style-name="ce29">
            <text:p>5</text:p>
          </table:table-cell>
          <table:table-cell office:value-type="string" table:style-name="ce138">
            <text:p>wr_ptr_next_increm_write_en_on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wrPtrNext increments when a write operation happen</text:p>
          </table:table-cell>
          <table:table-cell table:style-name="ce6"/>
          <table:table-cell office:value-type="string" table:style-name="ce84">
            <text:p><text:s/></text:p>
          </table:table-cell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 table:style-name="ce1"/>
          <table:table-cell office:value-type="float" office:value="6" table:style-name="ce29">
            <text:p>6</text:p>
          </table:table-cell>
          <table:table-cell office:value-type="string" table:style-name="ce136">
            <text:p>rd_ptr_next_increm_rd_en_on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rdPtrNext <text:s/>increments when a read operation happen.</text:p>
          </table:table-cell>
          <table:table-cell table:style-name="ce6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 table:style-name="ce1"/>
          <table:table-cell office:value-type="float" office:value="7" table:style-name="ce29">
            <text:p>7</text:p>
          </table:table-cell>
          <table:table-cell office:value-type="string" table:style-name="ce139">
            <text:p>wr_en_off_wr_ptr_stable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The property assures that wrPtr is stable if a write doesn't occur.</text:p>
          </table:table-cell>
          <table:table-cell table:style-name="ce6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8" table:style-name="ce29">
            <text:p>8</text:p>
          </table:table-cell>
          <table:table-cell office:value-type="string" table:style-name="ce140">
            <text:p>rd_en_off_rd_ptr_stable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5">
            <text:p>The property assures that rdPtr is stable if a read doesn't occur.</text:p>
          </table:table-cell>
          <table:table-cell table:style-name="ce6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/>
          <table:table-cell office:value-type="float" office:value="9" table:style-name="ce29">
            <text:p>9</text:p>
          </table:table-cell>
          <table:table-cell office:value-type="string" table:style-name="ce140">
            <text:p>rst_rd_ptr_wr_ptr_zero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2">
            <text:p>After reset the read and write pointers must have the same value and be 0</text:p>
          </table:table-cell>
          <table:table-cell table:style-name="ce14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0" table:style-name="ce69">
            <text:p>10</text:p>
          </table:table-cell>
          <table:table-cell office:value-type="string" table:style-name="ce141">
            <text:p>rst_readEnOff_until_writeEn_on</text:p>
          </table:table-cell>
          <table:table-cell office:value-type="string" table:content-validation-name="val2" table:style-name="ce70">
            <text:p>assertion</text:p>
          </table:table-cell>
          <table:table-cell office:value-type="string" table:style-name="ce71">
            <text:p>Joanna</text:p>
          </table:table-cell>
          <table:table-cell office:value-type="string" table:style-name="ce71">
            <text:p>Joanna</text:p>
          </table:table-cell>
          <table:table-cell office:value-type="string" table:content-validation-name="val1" table:style-name="ce233">
            <text:p>CODED</text:p>
          </table:table-cell>
          <table:table-cell office:value-type="string" table:style-name="ce73">
            <text:p>After reset is active read enable is off until a write operation happens.</text:p>
          </table:table-cell>
          <table:table-cell table:style-name="ce14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1" table:style-name="ce29">
            <text:p>11</text:p>
          </table:table-cell>
          <table:table-cell office:value-type="string" table:style-name="ce140">
            <text:p>never_full_and_empty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2">
            <text:p>The full and empty flags can never be active at the same time.</text:p>
          </table:table-cell>
          <table:table-cell table:style-name="ce14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2" table:style-name="ce29">
            <text:p>12</text:p>
          </table:table-cell>
          <table:table-cell office:value-type="string" table:style-name="ce142">
            <text:p>wr_ptr_next_maxvalue_reset0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4">
            <text:p>PASS</text:p>
          </table:table-cell>
          <table:table-cell office:value-type="string" table:style-name="ce22">
            <text:p>When wrPtrNext reaches max value wraps around to 0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3" table:style-name="ce29">
            <text:p>13</text:p>
          </table:table-cell>
          <table:table-cell office:value-type="string" table:style-name="ce136">
            <text:p>rd_ptr_next_maxvalue_reset0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4">
            <text:p>PASS</text:p>
          </table:table-cell>
          <table:table-cell office:value-type="string" table:style-name="ce22">
            <text:p>When rdPtrNext reaches max value wraps around to 0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4" table:style-name="ce29">
            <text:p>14</text:p>
          </table:table-cell>
          <table:table-cell office:value-type="string" table:style-name="ce142">
            <text:p>wr_ptr_maxvalue_reset0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4">
            <text:p>PASS</text:p>
          </table:table-cell>
          <table:table-cell office:value-type="string" table:style-name="ce22">
            <text:p>When wrPtr reaches max value wraps around to 0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6">
          <table:table-cell/>
          <table:table-cell office:value-type="float" office:value="15" table:style-name="ce29">
            <text:p>15</text:p>
          </table:table-cell>
          <table:table-cell office:value-type="string" table:style-name="ce136">
            <text:p>rd_ptr_maxvalue_reset0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4">
            <text:p>PASS</text:p>
          </table:table-cell>
          <table:table-cell office:value-type="string" table:style-name="ce22">
            <text:p>When rdPtr reaches max value wraps around to 0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1">
          <table:table-cell/>
          <table:table-cell office:value-type="float" office:value="16" table:style-name="ce29">
            <text:p>16</text:p>
          </table:table-cell>
          <table:table-cell office:value-type="string" table:style-name="ce139">
            <text:p>empty_on_whenreset</text:p>
          </table:table-cell>
          <table:table-cell office:value-type="string" table:content-validation-name="val2" table:style-name="ce10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6">
            <text:p>Empty signal active when reset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1">
          <table:table-cell/>
          <table:table-cell office:value-type="float" office:value="17" table:style-name="ce29">
            <text:p>17</text:p>
          </table:table-cell>
          <table:table-cell office:value-type="string" table:style-name="ce139">
            <text:p>full_off_whenreset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237">
            <text:p>A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6">
            <text:p>Full signal off when reset</text:p>
          </table:table-cell>
          <table:table-cell table:style-name="ce21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/>
          <table:table-cell office:value-type="float" office:value="18" table:style-name="ce29">
            <text:p>18</text:p>
          </table:table-cell>
          <table:table-cell office:value-type="string" table:style-name="ce140">
            <text:p>write_correctly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3">
            <text:p>This property verifies that writeData was writen correctly when the writeEn is activated</text:p>
          </table:table-cell>
          <table:table-cell table:style-name="ce14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/>
          <table:table-cell office:value-type="float" office:value="19" table:style-name="ce29">
            <text:p>19</text:p>
          </table:table-cell>
          <table:table-cell office:value-type="string" table:style-name="ce140">
            <text:p>read_correctly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2">
            <text:p>This property verifies that readData was read correctly when readEn is activated</text:p>
          </table:table-cell>
          <table:table-cell table:style-name="ce14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5">
          <table:table-cell/>
          <table:table-cell office:value-type="float" office:value="20" table:style-name="ce29">
            <text:p>20</text:p>
          </table:table-cell>
          <table:table-cell office:value-type="string" table:style-name="ce140">
            <text:p>fifo_stable_when_write_enoff</text:p>
          </table:table-cell>
          <table:table-cell office:value-type="string" table:content-validation-name="val2" table:style-name="ce9">
            <text:p>assertion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5">
            <text:p>The property assures that FIFO memory value is stable if writeEn is not active</text:p>
          </table:table-cell>
          <table:table-cell table:style-name="ce6"/>
          <table:table-cell table:style-name="ce84"/>
          <table:table-cell table:style-name="ce19"/>
          <table:table-cell table:number-columns-repeated="2" table:style-name="ce78"/>
          <table:table-cell table:number-columns-repeated="16371"/>
        </table:table-row>
        <table:table-row table:style-name="ro7">
          <table:table-cell/>
          <table:table-cell office:value-type="float" office:value="1" table:style-name="ce29">
            <text:p>1</text:p>
          </table:table-cell>
          <table:table-cell office:value-type="string" table:style-name="ce140">
            <text:p>write_enoff_rst_on</text:p>
          </table:table-cell>
          <table:table-cell office:value-type="string" table:content-validation-name="val2" table:style-name="ce11">
            <text:p>assumes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2">
            <text:p>PASS</text:p>
          </table:table-cell>
          <table:table-cell office:value-type="string" table:style-name="ce26">
            <text:p>Assume write enable is not active when rst = 1</text:p>
          </table:table-cell>
          <table:table-cell table:style-name="ce13"/>
          <table:table-cell table:style-name="ce84"/>
          <table:table-cell table:style-name="ce19"/>
          <table:table-cell table:style-name="ce79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2" table:style-name="ce29">
            <text:p>2</text:p>
          </table:table-cell>
          <table:table-cell office:value-type="string" table:style-name="ce140">
            <text:p>read_enoff_rst_on</text:p>
          </table:table-cell>
          <table:table-cell office:value-type="string" table:content-validation-name="val2" table:style-name="ce11">
            <text:p>assumes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7">
            <text:p>Assume read enable is not active when rst = 1</text:p>
          </table:table-cell>
          <table:table-cell table:style-name="ce6"/>
          <table:table-cell table:style-name="ce84"/>
          <table:table-cell table:style-name="ce19"/>
          <table:table-cell table:style-name="ce79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3" table:style-name="ce29">
            <text:p>3</text:p>
          </table:table-cell>
          <table:table-cell office:value-type="string" table:style-name="ce140">
            <text:p>read_enoff_empty</text:p>
          </table:table-cell>
          <table:table-cell office:value-type="string" table:content-validation-name="val2" table:style-name="ce11">
            <text:p>assumes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7">
            <text:p>Assume read enable is not active when empty is active</text:p>
          </table:table-cell>
          <table:table-cell table:style-name="ce6"/>
          <table:table-cell table:style-name="ce84"/>
          <table:table-cell table:style-name="ce19"/>
          <table:table-cell table:style-name="ce79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4" table:style-name="ce29">
            <text:p>4</text:p>
          </table:table-cell>
          <table:table-cell office:value-type="string" table:style-name="ce140">
            <text:p>writ_enoff_full</text:p>
          </table:table-cell>
          <table:table-cell office:value-type="string" table:content-validation-name="val2" table:style-name="ce11">
            <text:p>assumes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7">
            <text:p>Assume write enable is not active when full is active</text:p>
          </table:table-cell>
          <table:table-cell table:style-name="ce6"/>
          <table:table-cell table:style-name="ce84"/>
          <table:table-cell table:style-name="ce19"/>
          <table:table-cell table:style-name="ce79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1" table:style-name="ce29">
            <text:p>1</text:p>
          </table:table-cell>
          <table:table-cell office:value-type="string" table:style-name="ce140">
            <text:p>fifo_full</text:p>
          </table:table-cell>
          <table:table-cell office:value-type="string" table:content-validation-name="val2" table:style-name="ce12">
            <text:p>cover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Cover that the FIFO becomes full</text:p>
          </table:table-cell>
          <table:table-cell table:style-name="ce6"/>
          <table:table-cell table:style-name="ce84"/>
          <table:table-cell table:style-name="ce19"/>
          <table:table-cell table:style-name="ce80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2" table:style-name="ce29">
            <text:p>2</text:p>
          </table:table-cell>
          <table:table-cell office:value-type="string" table:style-name="ce140">
            <text:p>fifo_empty</text:p>
          </table:table-cell>
          <table:table-cell office:value-type="string" table:content-validation-name="val2" table:style-name="ce12">
            <text:p>cover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Cover that the FIFO becomes empty</text:p>
          </table:table-cell>
          <table:table-cell table:style-name="ce6"/>
          <table:table-cell table:style-name="ce84"/>
          <table:table-cell table:style-name="ce19"/>
          <table:table-cell table:style-name="ce81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3" table:style-name="ce29">
            <text:p>3</text:p>
          </table:table-cell>
          <table:table-cell office:value-type="string" table:style-name="ce140">
            <text:p>fifo_notfull</text:p>
          </table:table-cell>
          <table:table-cell office:value-type="string" table:content-validation-name="val2" table:style-name="ce12">
            <text:p>cover</text:p>
          </table:table-cell>
          <table:table-cell office:value-type="string" table:style-name="ce40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1">
            <text:p>PASS</text:p>
          </table:table-cell>
          <table:table-cell office:value-type="string" table:style-name="ce24">
            <text:p>Cover that the write enable signal is asserted when the FIFO is not full</text:p>
          </table:table-cell>
          <table:table-cell table:style-name="ce6"/>
          <table:table-cell table:style-name="ce84"/>
          <table:table-cell table:style-name="ce19"/>
          <table:table-cell table:style-name="ce81"/>
          <table:table-cell table:style-name="ce78"/>
          <table:table-cell table:number-columns-repeated="16371"/>
        </table:table-row>
        <table:table-row table:style-name="ro5">
          <table:table-cell/>
          <table:table-cell office:value-type="float" office:value="4" table:style-name="ce29">
            <text:p>4</text:p>
          </table:table-cell>
          <table:table-cell office:value-type="string" table:style-name="ce142">
            <text:p>fifo_notempty</text:p>
          </table:table-cell>
          <table:table-cell office:value-type="string" table:content-validation-name="val2" table:style-name="ce20">
            <text:p>cover</text:p>
          </table:table-cell>
          <table:table-cell office:value-type="string" table:style-name="ce42">
            <text:p>Joanna</text:p>
          </table:table-cell>
          <table:table-cell office:value-type="string" table:style-name="ce40">
            <text:p>Joanna</text:p>
          </table:table-cell>
          <table:table-cell office:value-type="string" table:content-validation-name="val1" table:style-name="ce235">
            <text:p>PASS</text:p>
          </table:table-cell>
          <table:table-cell office:value-type="string" table:style-name="ce25">
            <text:p>Cover that the read enable signal is asserted when the FIFO is not empty</text:p>
          </table:table-cell>
          <table:table-cell table:style-name="ce17"/>
          <table:table-cell table:style-name="ce85"/>
          <table:table-cell office:value-type="string" table:style-name="ce19">
            <text:p><text:s/></text:p>
          </table:table-cell>
          <table:table-cell table:style-name="ce80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5" table:style-name="ce29">
            <text:p>5</text:p>
          </table:table-cell>
          <table:table-cell office:value-type="string" table:style-name="ce143">
            <text:p>write_all_address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PASS</text:p>
          </table:table-cell>
          <table:table-cell office:value-type="string" table:style-name="ce23">
            <text:p>All the memory was written</text:p>
          </table:table-cell>
          <table:table-cell table:style-name="ce15"/>
          <table:table-cell table:style-name="ce86"/>
          <table:table-cell table:style-name="ce19"/>
          <table:table-cell table:style-name="ce80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6" table:style-name="ce29">
            <text:p>6</text:p>
          </table:table-cell>
          <table:table-cell office:value-type="string" table:style-name="ce137">
            <text:p>read_all_address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PASS</text:p>
          </table:table-cell>
          <table:table-cell office:value-type="string" table:style-name="ce23">
            <text:p>All the memory was read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8">
          <table:table-cell/>
          <table:table-cell office:value-type="float" office:value="7" table:style-name="ce29">
            <text:p>7</text:p>
          </table:table-cell>
          <table:table-cell office:value-type="string" table:style-name="ce137">
            <text:p>write_en_fifo_full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43">
            <text:p>Joanna</text:p>
          </table:table-cell>
          <table:table-cell office:value-type="string" table:content-validation-name="val1" table:style-name="ce236">
            <text:p>CEX</text:p>
          </table:table-cell>
          <table:table-cell office:value-type="string" table:style-name="ce28">
            <text:p>What if writeEn is active while FIFO is full.</text:p>
          </table:table-cell>
          <table:table-cell office:value-type="string" table:style-name="ce16">
            <text:p>se van a cambiar a acersiones en un top level<text:s/></text:p>
          </table:table-cell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9">
          <table:table-cell/>
          <table:table-cell office:value-type="float" office:value="8" table:style-name="ce29">
            <text:p>8</text:p>
          </table:table-cell>
          <table:table-cell office:value-type="string" table:style-name="ce137">
            <text:p>read_en_fifo_empty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43">
            <text:p>Joanna</text:p>
          </table:table-cell>
          <table:table-cell office:value-type="string" table:content-validation-name="val1" table:style-name="ce236">
            <text:p>CEX</text:p>
          </table:table-cell>
          <table:table-cell office:value-type="string" table:style-name="ce23">
            <text:p>What if readEn is active while FIFO is empty.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7">
          <table:table-cell/>
          <table:table-cell office:value-type="float" office:value="9" table:style-name="ce29">
            <text:p>9</text:p>
          </table:table-cell>
          <table:table-cell office:value-type="string" table:style-name="ce137">
            <text:p>write_and_read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43">
            <text:p>Joanna</text:p>
          </table:table-cell>
          <table:table-cell office:value-type="string" table:content-validation-name="val1" table:style-name="ce236">
            <text:p>PASS</text:p>
          </table:table-cell>
          <table:table-cell office:value-type="string" table:style-name="ce28">
            <text:p>Read and write at the same time.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10" table:style-name="ce29">
            <text:p>10</text:p>
          </table:table-cell>
          <table:table-cell office:value-type="string" table:style-name="ce137">
            <text:p>write_and_read_mem_full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CEX</text:p>
          </table:table-cell>
          <table:table-cell office:value-type="string" table:style-name="ce28">
            <text:p>Read and write at the same time while the memory is full.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11" table:style-name="ce29">
            <text:p>11</text:p>
          </table:table-cell>
          <table:table-cell office:value-type="string" table:style-name="ce137">
            <text:p>write_and_read_mem_empty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CEX</text:p>
          </table:table-cell>
          <table:table-cell office:value-type="string" table:style-name="ce26">
            <text:p>Read and write at the same time while the memory is empty.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12" table:style-name="ce29">
            <text:p>12</text:p>
          </table:table-cell>
          <table:table-cell office:value-type="string" table:style-name="ce137">
            <text:p>fifo_full_no_full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PASS</text:p>
          </table:table-cell>
          <table:table-cell office:value-type="string" table:style-name="ce26">
            <text:p><text:s/>Cover a sequence when FIFO becomes full and then no full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6">
          <table:table-cell/>
          <table:table-cell office:value-type="float" office:value="13" table:style-name="ce29">
            <text:p>13</text:p>
          </table:table-cell>
          <table:table-cell office:value-type="string" table:style-name="ce137">
            <text:p><text:s/>fifo_empty_no_empty</text:p>
          </table:table-cell>
          <table:table-cell office:value-type="string" table:content-validation-name="val2" table:style-name="ce18">
            <text:p>cover</text:p>
          </table:table-cell>
          <table:table-cell office:value-type="string" table:style-name="ce43">
            <text:p>Joanna</text:p>
          </table:table-cell>
          <table:table-cell office:value-type="string" table:style-name="ce238">
            <text:p>Ana</text:p>
          </table:table-cell>
          <table:table-cell office:value-type="string" table:content-validation-name="val1" table:style-name="ce236">
            <text:p>PASS</text:p>
          </table:table-cell>
          <table:table-cell office:value-type="string" table:style-name="ce26">
            <text:p>Cover a sequence when FIFO becomes empty and then no empty</text:p>
          </table:table-cell>
          <table:table-cell table:style-name="ce16"/>
          <table:table-cell table:style-name="ce87"/>
          <table:table-cell table:style-name="ce16"/>
          <table:table-cell table:style-name="ce80"/>
          <table:table-cell table:style-name="ce78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o do list: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Have specific testcases and constrains to test in Formal Verification tool.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Based on the DV Plan, can we justify that the first data to enter into de memory is the first to come out? <text:s/>the order is correct?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3">
            <text:p>if the write pointer is smaller than the read pointer, in the next posedge of the clock can the write pointer be bigger than the read pointer?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6">
            <text:p>TABLES BY CONFI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epth 8 DataWidth 32</text:p>
          </table:table-cell>
          <table:table-cell table:number-columns-repeated="7" table:style-name="ce1"/>
          <table:table-cell office:value-type="string" table:style-name="ce127">
            <text:p>ALL CONFIGS TABLE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0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style-name="ce1"/>
          <table:table-cell office:value-type="string" table:style-name="ce93">
            <text:p>N # Cover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Memory Config</text:p>
          </table:table-cell>
          <table:table-cell office:value-type="string" table:style-name="ce89">
            <text:p>Average Time Assetion</text:p>
          </table:table-cell>
          <table:table-cell table:number-columns-repeated="2" table:style-name="ce1"/>
          <table:table-cell office:value-type="string" table:style-name="ce93">
            <text:p>Memory Config</text:p>
          </table:table-cell>
          <table:table-cell office:value-type="string" table:style-name="ce89">
            <text:p>Average Time Cover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1" table:style-name="ce46">
            <text:p>1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 - 10</text:p>
          </table:table-cell>
          <table:table-cell table:number-columns-repeated="2" table:style-name="ce1"/>
          <table:table-cell office:value-type="string" table:style-name="ce46">
            <text:p>8 x 32</text:p>
          </table:table-cell>
          <table:table-cell office:value-type="float" office:value="0" table:formula="of:=AVERAGE([.C57:.C76])" table:style-name="ce92">
            <text:p>0,00</text:p>
          </table:table-cell>
          <table:table-cell table:number-columns-repeated="2" table:style-name="ce1"/>
          <table:table-cell office:value-type="string" table:style-name="ce46">
            <text:p>8 x 32</text:p>
          </table:table-cell>
          <table:table-cell office:value-type="float" office:value="0" table:formula="of:=AVERAGE([.G57:.G69])" table:style-name="ce92">
            <text:p>0,0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float" office:value="1" table:style-name="ce96">
            <text:p>1</text:p>
          </table:table-cell>
          <table:table-cell table:number-columns-repeated="2" table:style-name="ce1"/>
          <table:table-cell office:value-type="string" table:style-name="ce46">
            <text:p>128 x 64</text:p>
          </table:table-cell>
          <table:table-cell office:value-type="float" office:value="3.3421052631578947" table:formula="of:=AVERAGE([.C100:.C119])" table:style-name="ce92">
            <text:p>3,34</text:p>
          </table:table-cell>
          <table:table-cell table:number-columns-repeated="2" table:style-name="ce1"/>
          <table:table-cell office:value-type="string" table:style-name="ce46">
            <text:p>128 x 64</text:p>
          </table:table-cell>
          <table:table-cell office:value-type="float" office:value="1.2615384615384615" table:formula="of:=AVERAGE([.H100:.H112])" table:style-name="ce92">
            <text:p>1,2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3" table:style-name="ce46">
            <text:p>3</text:p>
          </table:table-cell>
          <table:table-cell office:value-type="float" office:value="0" table:style-name="ce92">
            <text:p>0,00</text:p>
          </table:table-cell>
          <table:table-cell office:value-type="float" office:value="2" table:style-name="ce96">
            <text:p>2</text:p>
          </table:table-cell>
          <table:table-cell table:number-columns-repeated="2" table:style-name="ce1"/>
          <table:table-cell office:value-type="string" table:style-name="ce101">
            <text:p>256 x 64</text:p>
          </table:table-cell>
          <table:table-cell office:value-type="float" office:value="10.5" table:formula="of:=AVERAGE([.C143:.C162])" table:style-name="ce103">
            <text:p>10,50</text:p>
          </table:table-cell>
          <table:table-cell table:number-columns-repeated="2" table:style-name="ce1"/>
          <table:table-cell office:value-type="string" table:style-name="ce101">
            <text:p>256 x 64</text:p>
          </table:table-cell>
          <table:table-cell office:value-type="float" office:value="19.73076923076923" table:formula="of:=AVERAGE([.H143:.H155])" table:style-name="ce92">
            <text:p>19,7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4" table:style-name="ce46">
            <text:p>4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 - 3</text:p>
          </table:table-cell>
          <table:table-cell table:number-columns-repeated="2" table:style-name="ce1"/>
          <table:table-cell office:value-type="string" table:style-name="ce46">
            <text:p>1k x 64</text:p>
          </table:table-cell>
          <table:table-cell office:value-type="float" office:value="29.757894736842104" table:formula="of:=AVERAGE([.C186:.C205])" table:style-name="ce132">
            <text:p>29,76</text:p>
          </table:table-cell>
          <table:table-cell table:number-columns-repeated="2" table:style-name="ce1"/>
          <table:table-cell office:value-type="string" table:style-name="ce46">
            <text:p>1k x 64</text:p>
          </table:table-cell>
          <table:table-cell office:value-type="float" office:value="8.684615384615384" table:formula="of:=AVERAGE([.H186:.H198])" table:style-name="ce132">
            <text:p>8,6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5" table:style-name="ce46">
            <text:p>5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</text:p>
          </table:table-cell>
          <table:table-cell table:number-columns-repeated="2" table:style-name="ce1"/>
          <table:table-cell office:value-type="string" table:style-name="ce46">
            <text:p>4k x 64</text:p>
          </table:table-cell>
          <table:table-cell table:style-name="ce46"/>
          <table:table-cell table:number-columns-repeated="2" table:style-name="ce1"/>
          <table:table-cell office:value-type="string" table:style-name="ce46">
            <text:p>4k x 64</text:p>
          </table:table-cell>
          <table:table-cell table:style-name="ce46"/>
          <table:table-cell table:number-columns-repeated="16368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6" table:style-name="ce46">
            <text:p>6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 - 3</text:p>
          </table:table-cell>
          <table:table-cell table:number-columns-repeated="2" table:style-name="ce1"/>
          <table:table-cell office:value-type="string" table:style-name="ce46">
            <text:p>16k x 64</text:p>
          </table:table-cell>
          <table:table-cell table:style-name="ce46"/>
          <table:table-cell table:number-columns-repeated="2" table:style-name="ce1"/>
          <table:table-cell office:value-type="string" table:style-name="ce46">
            <text:p>16k x 64</text:p>
          </table:table-cell>
          <table:table-cell table:style-name="ce46"/>
          <table:table-cell table:number-columns-repeated="16368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7" table:style-name="ce46">
            <text:p>7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8" table:style-name="ce46">
            <text:p>8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style-name="ce1"/>
          <table:table-cell table:style-name="ce1">
            <draw:frame draw:z-index="2" draw:id="id1" draw:style-name="a1" draw:name="Chart 10" svg:x="1.34375in" svg:y="0.17708in" svg:width="8.46875in" svg:height="3.67708in" style:rel-width="scale" style:rel-height="scale">
              <draw:object xlink:href="Object 2/" xlink:type="simple" xlink:show="embed" xlink:actuate="onLoad"/>
              <svg:title/>
              <svg:desc>Chart type: Clustered Column. 'Average Time Assetion'

Description automatically generated</svg:desc>
            </draw:frame>
          </table:table-cell>
          <table:table-cell table:number-columns-repeated="6" table:style-name="ce1"/>
          <table:table-cell table:style-name="ce1">
            <draw:frame draw:z-index="1" draw:id="id0" draw:style-name="a0" draw:name="Chart 9" svg:x="0.36458in" svg:y="0.19792in" svg:width="6.71875in" svg:height="3.63542in" style:rel-width="scale" style:rel-height="scale">
              <draw:object xlink:href="Object 1/" xlink:type="simple" xlink:show="embed" xlink:actuate="onLoad"/>
              <svg:title/>
              <svg:desc>Chart type: Clustered Column. 'Average Time Assetion'

Description automatically generated</svg:desc>
            </draw:frame>
          </table:table-cell>
          <table:table-cell table:number-columns-repeated="16367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9" table:style-name="ce46">
            <text:p>9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 - 3</text:p>
          </table:table-cell>
          <table:table-cell table:number-columns-repeated="16376"/>
        </table:table-row>
        <table:table-row table:style-name="ro1">
          <table:table-cell/>
          <table:table-cell table:style-name="ce46"/>
          <table:table-cell table:style-name="ce92"/>
          <table:table-cell table:style-name="ce94"/>
          <table:table-cell table:style-name="ce1"/>
          <table:table-cell office:value-type="float" office:value="10" table:style-name="ce46">
            <text:p>10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11" table:style-name="ce46">
            <text:p>11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12" table:style-name="ce46">
            <text:p>12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1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"/>
          <table:table-cell office:value-type="float" office:value="13" table:style-name="ce46">
            <text:p>13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2 - 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office:value-type="float" office:value="0" table:style-name="ce103">
            <text:p>0,00</text:p>
          </table:table-cell>
          <table:table-cell office:value-type="string" table:style-name="ce102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46">
            <text:p>20</text:p>
          </table:table-cell>
          <table:table-cell office:value-type="float" office:value="0" table:style-name="ce92">
            <text:p>0,00</text:p>
          </table:table-cell>
          <table:table-cell office:value-type="string" table:style-name="ce104">
            <text:p>Infinite</text:p>
          </table:table-cell>
          <table:table-cell table:number-columns-repeated="16380" table:style-name="ce1"/>
        </table:table-row>
        <table:table-row table:style-name="ro1">
          <table:table-cell table:style-name="ce1">
            <draw:frame draw:z-index="7" draw:id="id6" draw:style-name="a6" draw:name="Gráfico 13" svg:x="1in" svg:y="0.17708in" svg:width="7.38542in" svg:height="3.95833in" style:rel-width="scale" style:rel-height="scale">
              <draw:object xlink:href="Object 7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style-name="ce97"/>
          <table:table-cell table:style-name="ce98"/>
          <table:table-cell table:style-name="ce78"/>
          <table:table-cell table:style-name="ce1"/>
          <table:table-cell table:style-name="ce1">
            <draw:frame draw:z-index="8" draw:id="id7" draw:style-name="a7" draw:name="Gráfico 14" svg:x="0.98958in" svg:y="0.17708in" svg:width="7.1875in" svg:height="3.95833in" style:rel-width="scale" style:rel-height="scale">
              <draw:object xlink:href="Object 8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number-columns-repeated="16378" table:style-name="ce1"/>
        </table:table-row>
        <table:table-row table:number-rows-repeated="3" table:style-name="ro1">
          <table:table-cell/>
          <table:table-cell table:style-name="ce97"/>
          <table:table-cell table:style-name="ce98"/>
          <table:table-cell table:style-name="ce78"/>
          <table:table-cell table:number-columns-repeated="16380" table:style-name="ce1"/>
        </table:table-row>
        <table:table-row table:style-name="ro1">
          <table:table-cell/>
          <table:table-cell table:style-name="ce97"/>
          <table:table-cell table:style-name="ce99"/>
          <table:table-cell table:style-name="ce78"/>
          <table:table-cell table:number-columns-repeated="16380"/>
        </table:table-row>
        <table:table-row table:number-rows-repeated="2" table:style-name="ro1">
          <table:table-cell/>
          <table:table-cell table:style-name="ce97"/>
          <table:table-cell table:style-name="ce100"/>
          <table:table-cell table:style-name="ce78"/>
          <table:table-cell table:number-columns-repeated="16380"/>
        </table:table-row>
        <table:table-row table:number-rows-repeated="10" table:style-name="ro1">
          <table:table-cell/>
          <table:table-cell table:style-name="ce97"/>
          <table:table-cell table:style-name="ce99"/>
          <table:table-cell table:style-name="ce78"/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28 X 64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N # Cover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" table:style-name="ce46">
            <text:p>1</text:p>
          </table:table-cell>
          <table:table-cell office:value-type="float" office:value="6.2" table:style-name="ce92">
            <text:p>6,20</text:p>
          </table:table-cell>
          <table:table-cell office:value-type="string" table:style-name="ce95">
            <text:p>41 - 13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float" office:value="1" table:style-name="ce96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3" table:style-name="ce46">
            <text:p>3</text:p>
          </table:table-cell>
          <table:table-cell office:value-type="float" office:value="0.2" table:style-name="ce92">
            <text:p>0,20</text:p>
          </table:table-cell>
          <table:table-cell office:value-type="float" office:value="2" table:style-name="ce96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4" table:style-name="ce46">
            <text:p>4</text:p>
          </table:table-cell>
          <table:table-cell office:value-type="float" office:value="0.3" table:style-name="ce92">
            <text:p>0,30</text:p>
          </table:table-cell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office:value-type="float" office:value="0.6" table:style-name="ce92">
            <text:p>0,6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5" table:style-name="ce46">
            <text:p>5</text:p>
          </table:table-cell>
          <table:table-cell office:value-type="float" office:value="0.2" table:style-name="ce92">
            <text:p>0,20</text:p>
          </table:table-cell>
          <table:table-cell office:value-type="string" table:style-name="ce95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office:value-type="float" office:value="0.6" table:style-name="ce92">
            <text:p>0,6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6" table:style-name="ce46">
            <text:p>6</text:p>
          </table:table-cell>
          <table:table-cell office:value-type="float" office:value="0.3" table:style-name="ce92">
            <text:p>0,30</text:p>
          </table:table-cell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7" table:style-name="ce46">
            <text:p>7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8" table:style-name="ce46">
            <text:p>8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office:value-type="float" office:value="0.2" table:style-name="ce92">
            <text:p>0,2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9" table:style-name="ce46">
            <text:p>9</text:p>
          </table:table-cell>
          <table:table-cell office:value-type="float" office:value="0.3" table:style-name="ce92">
            <text:p>0,30</text:p>
          </table:table-cell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46"/>
          <table:table-cell table:style-name="ce92"/>
          <table:table-cell table:style-name="ce94"/>
          <table:table-cell table:number-columns-repeated="2" table:style-name="ce1"/>
          <table:table-cell office:value-type="float" office:value="10" table:style-name="ce46">
            <text:p>10</text:p>
          </table:table-cell>
          <table:table-cell office:value-type="float" office:value="1.5" table:style-name="ce92">
            <text:p>1,50</text:p>
          </table:table-cell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1" table:style-name="ce46">
            <text:p>11</text:p>
          </table:table-cell>
          <table:table-cell office:value-type="float" office:value="1.5" table:style-name="ce92">
            <text:p>1,50</text:p>
          </table:table-cell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2" table:style-name="ce46">
            <text:p>12</text:p>
          </table:table-cell>
          <table:table-cell office:value-type="float" office:value="5.5" table:style-name="ce92">
            <text:p>5,50</text:p>
          </table:table-cell>
          <table:table-cell office:value-type="string" table:style-name="ce95">
            <text:p>13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3" table:style-name="ce46">
            <text:p>13</text:p>
          </table:table-cell>
          <table:table-cell office:value-type="float" office:value="0.4" table:style-name="ce92">
            <text:p>0,40</text:p>
          </table:table-cell>
          <table:table-cell office:value-type="string" table:style-name="ce95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office:value-type="float" office:value="2.9" table:style-name="ce92">
            <text:p>2,90</text:p>
          </table:table-cell>
          <table:table-cell office:value-type="string" table:style-name="ce94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office:value-type="float" office:value="3" table:style-name="ce92">
            <text:p>3,00</text:p>
          </table:table-cell>
          <table:table-cell office:value-type="string" table:style-name="ce94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office:value-type="float" office:value="0.2" table:style-name="ce92">
            <text:p>0,20</text:p>
          </table:table-cell>
          <table:table-cell office:value-type="string" table:style-name="ce94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office:value-type="float" office:value="0.2" table:style-name="ce92">
            <text:p>0,20</text:p>
          </table:table-cell>
          <table:table-cell office:value-type="string" table:style-name="ce94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office:value-type="float" office:value="27.1" table:style-name="ce92">
            <text:p>27,10</text:p>
          </table:table-cell>
          <table:table-cell office:value-type="string" table:style-name="ce94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office:value-type="float" office:value="1.5" table:style-name="ce103">
            <text:p>1,50</text:p>
          </table:table-cell>
          <table:table-cell office:value-type="string" table:style-name="ce102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46">
            <text:p>20</text:p>
          </table:table-cell>
          <table:table-cell office:value-type="float" office:value="27.1" table:style-name="ce92">
            <text:p>27,10</text:p>
          </table:table-cell>
          <table:table-cell office:value-type="string" table:style-name="ce104">
            <text:p>Infinite</text:p>
          </table:table-cell>
          <table:table-cell table:number-columns-repeated="16380"/>
        </table:table-row>
        <table:table-row table:style-name="ro1">
          <table:table-cell table:style-name="ce1">
            <draw:frame draw:z-index="5" draw:id="id4" draw:style-name="a4" draw:name="Gráfico 11" svg:x="1.05208in" svg:y="0.17708in" svg:width="7.38542in" svg:height="3.95833in" style:rel-width="scale" style:rel-height="scale">
              <draw:object xlink:href="Object 5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style-name="ce97"/>
          <table:table-cell table:style-name="ce98"/>
          <table:table-cell table:style-name="ce78"/>
          <table:table-cell/>
          <table:table-cell table:style-name="ce1">
            <draw:frame draw:z-index="6" draw:id="id5" draw:style-name="a5" draw:name="Gráfico 12" svg:x="1.29167in" svg:y="0.1875in" svg:width="7.1875in" svg:height="3.95833in" style:rel-width="scale" style:rel-height="scale">
              <draw:object xlink:href="Object 6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number-columns-repeated="16378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56 X 64</text:p>
          </table:table-cell>
          <table:table-cell table:number-columns-repeated="10" table:style-name="ce1"/>
          <table:table-cell table:style-name="ce129"/>
          <table:table-cell table:number-columns-repeated="16371"/>
        </table:table-row>
        <table:table-row table:style-name="ro2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N # Cover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3" table:style-name="ce1"/>
          <table:table-cell table:style-name="ce129"/>
          <table:table-cell table:number-columns-repeated="16371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" table:style-name="ce46">
            <text:p>1</text:p>
          </table:table-cell>
          <table:table-cell office:value-type="float" office:value="125.7" table:style-name="ce92">
            <text:p>125,70</text:p>
          </table:table-cell>
          <table:table-cell office:value-type="string" table:style-name="ce95">
            <text:p>258</text:p>
          </table:table-cell>
          <table:table-cell table:number-columns-repeated="3" table:style-name="ce1"/>
          <table:table-cell table:style-name="ce129"/>
          <table:table-cell table:number-columns-repeated="16371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float" office:value="1" table:style-name="ce96">
            <text:p>1</text:p>
          </table:table-cell>
          <table:table-cell table:number-columns-repeated="3" table:style-name="ce1"/>
          <table:table-cell table:style-name="ce129"/>
          <table:table-cell table:number-columns-repeated="16371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3" table:style-name="ce46">
            <text:p>3</text:p>
          </table:table-cell>
          <table:table-cell office:value-type="float" office:value="0.2" table:style-name="ce92">
            <text:p>0,20</text:p>
          </table:table-cell>
          <table:table-cell office:value-type="float" office:value="2" table:style-name="ce96">
            <text:p>2</text:p>
          </table:table-cell>
          <table:table-cell table:number-columns-repeated="3" table:style-name="ce1"/>
          <table:table-cell table:style-name="ce129"/>
          <table:table-cell table:number-columns-repeated="16371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4" table:style-name="ce46">
            <text:p>4</text:p>
          </table:table-cell>
          <table:table-cell office:value-type="float" office:value="0.5" table:style-name="ce92">
            <text:p>0,50</text:p>
          </table:table-cell>
          <table:table-cell office:value-type="string" table:style-name="ce95">
            <text:p>3</text:p>
          </table:table-cell>
          <table:table-cell table:number-columns-repeated="2" table:style-name="ce1"/>
          <table:table-cell table:style-name="ce129"/>
          <table:table-cell table:number-columns-repeated="16372" table:style-name="ce1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office:value-type="float" office:value="1.6" table:style-name="ce92">
            <text:p>1,6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5" table:style-name="ce46">
            <text:p>5</text:p>
          </table:table-cell>
          <table:table-cell office:value-type="float" office:value="0.4" table:style-name="ce92">
            <text:p>0,40</text:p>
          </table:table-cell>
          <table:table-cell office:value-type="string" table:style-name="ce95">
            <text:p>2</text:p>
          </table:table-cell>
          <table:table-cell table:number-columns-repeated="2" table:style-name="ce1"/>
          <table:table-cell table:style-name="ce129"/>
          <table:table-cell table:number-columns-repeated="16372" table:style-name="ce1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office:value-type="float" office:value="1.8" table:style-name="ce92">
            <text:p>1,8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6" table:style-name="ce46">
            <text:p>6</text:p>
          </table:table-cell>
          <table:table-cell office:value-type="float" office:value="0.6" table:style-name="ce92">
            <text:p>0,60</text:p>
          </table:table-cell>
          <table:table-cell office:value-type="string" table:style-name="ce95">
            <text:p>3</text:p>
          </table:table-cell>
          <table:table-cell table:number-columns-repeated="2" table:style-name="ce1"/>
          <table:table-cell table:style-name="ce129"/>
          <table:table-cell table:number-columns-repeated="16372" table:style-name="ce1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7" table:style-name="ce46">
            <text:p>7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8" table:style-name="ce46">
            <text:p>8</text:p>
          </table:table-cell>
          <table:table-cell office:value-type="float" office:value="0" table:style-name="ce92">
            <text:p>0,00</text:p>
          </table:table-cell>
          <table:table-cell office:value-type="string" table:style-name="ce95">
            <text:p>Infinit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9" table:style-name="ce46">
            <text:p>9</text:p>
          </table:table-cell>
          <table:table-cell office:value-type="float" office:value="0.7" table:style-name="ce92">
            <text:p>0,70</text:p>
          </table:table-cell>
          <table:table-cell office:value-type="string" table:style-name="ce95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46"/>
          <table:table-cell table:style-name="ce92"/>
          <table:table-cell table:style-name="ce94"/>
          <table:table-cell table:number-columns-repeated="2" table:style-name="ce1"/>
          <table:table-cell office:value-type="float" office:value="10" table:style-name="ce46">
            <text:p>10</text:p>
          </table:table-cell>
          <table:table-cell office:value-type="float" office:value="0.8" table:style-name="ce92">
            <text:p>0,80</text:p>
          </table:table-cell>
          <table:table-cell office:value-type="string" table:style-name="ce95">
            <text:p>Infinit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1" table:style-name="ce46">
            <text:p>11</text:p>
          </table:table-cell>
          <table:table-cell office:value-type="float" office:value="0.8" table:style-name="ce92">
            <text:p>0,80</text:p>
          </table:table-cell>
          <table:table-cell office:value-type="string" table:style-name="ce95">
            <text:p>Infinit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2" table:style-name="ce46">
            <text:p>12</text:p>
          </table:table-cell>
          <table:table-cell office:value-type="float" office:value="126" table:style-name="ce92">
            <text:p>126,00</text:p>
          </table:table-cell>
          <table:table-cell office:value-type="string" table:style-name="ce95">
            <text:p>2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3" table:style-name="ce46">
            <text:p>13</text:p>
          </table:table-cell>
          <table:table-cell office:value-type="float" office:value="0.8" table:style-name="ce92">
            <text:p>0,80</text:p>
          </table:table-cell>
          <table:table-cell office:value-type="string" table:style-name="ce95">
            <text:p>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office:value-type="float" office:value="0.1" table:style-name="ce92">
            <text:p>0,1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office:value-type="float" office:value="94.6" table:style-name="ce92">
            <text:p>94,60</text:p>
          </table:table-cell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office:value-type="float" office:value="5.2" table:style-name="ce103">
            <text:p>5,20</text:p>
          </table:table-cell>
          <table:table-cell office:value-type="string" table:style-name="ce102">
            <text:p>Infinit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46">
            <text:p>20</text:p>
          </table:table-cell>
          <table:table-cell office:value-type="float" office:value="94.6" table:style-name="ce92">
            <text:p>94,60</text:p>
          </table:table-cell>
          <table:table-cell office:value-type="string" table:style-name="ce104">
            <text:p>Infinite</text:p>
          </table:table-cell>
          <table:table-cell table:number-columns-repeated="16380"/>
        </table:table-row>
        <table:table-row table:style-name="ro1">
          <table:table-cell table:style-name="ce1">
            <draw:frame draw:z-index="3" draw:id="id2" draw:style-name="a2" draw:name="Gráfico 7" svg:x="1.02083in" svg:y="0.1875in" svg:width="7.38542in" svg:height="3.95833in" style:rel-width="scale" style:rel-height="scale">
              <draw:object xlink:href="Object 3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style-name="ce97"/>
          <table:table-cell table:style-name="ce98"/>
          <table:table-cell table:style-name="ce78"/>
          <table:table-cell/>
          <table:table-cell table:style-name="ce1">
            <draw:frame draw:z-index="4" draw:id="id3" draw:style-name="a3" draw:name="Gráfico 8" svg:x="1.30208in" svg:y="0.19792in" svg:width="7.1875in" svg:height="3.95833in" style:rel-width="scale" style:rel-height="scale">
              <draw:object xlink:href="Object 4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number-columns-repeated="16378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k x 64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N # Cover</text:p>
          </table:table-cell>
          <table:table-cell office:value-type="string" table:style-name="ce93">
            <text:p>Time</text:p>
          </table:table-cell>
          <table:table-cell office:value-type="string" table:style-name="ce93">
            <text:p>Bound</text:p>
          </table:table-cell>
          <table:table-cell table:number-columns-repeated="2" table:style-name="ce1"/>
          <table:table-cell table:number-columns-repeated="5" table:style-name="ce97"/>
          <table:table-cell table:number-columns-repeated="16368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1" table:style-name="ce131">
            <text:p>1</text:p>
          </table:table-cell>
          <table:table-cell office:value-type="float" office:value="47.1" table:style-name="ce135">
            <text:p>47,10</text:p>
          </table:table-cell>
          <table:table-cell office:value-type="string" table:style-name="ce46">
            <text:p>46 - 1026</text:p>
          </table:table-cell>
          <table:table-cell table:number-columns-repeated="2" table:style-name="ce1"/>
          <table:table-cell table:number-columns-repeated="2"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34"/>
          <table:table-cell table:style-name="ce1"/>
          <table:table-cell office:value-type="float" office:value="2" table:style-name="ce131">
            <text:p>2</text:p>
          </table:table-cell>
          <table:table-cell office:value-type="float" office:value="0" table:style-name="ce135">
            <text:p>0,00</text:p>
          </table:table-cell>
          <table:table-cell office:value-type="float" office:value="1" table:style-name="ce46">
            <text:p>1</text:p>
          </table:table-cell>
          <table:table-cell table:style-name="ce1"/>
          <table:table-cell table:style-name="ce97"/>
          <table:table-cell table:number-columns-repeated="3" table:style-name="ce1"/>
          <table:table-cell table:style-name="ce128"/>
          <table:table-cell table:style-name="ce97"/>
          <table:table-cell table:number-columns-repeated="16368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3" table:style-name="ce131">
            <text:p>3</text:p>
          </table:table-cell>
          <table:table-cell office:value-type="float" office:value="0.5" table:style-name="ce135">
            <text:p>0,50</text:p>
          </table:table-cell>
          <table:table-cell office:value-type="float" office:value="2" table:style-name="ce46">
            <text:p>2</text:p>
          </table:table-cell>
          <table:table-cell table:style-name="ce1"/>
          <table:table-cell table:style-name="ce97"/>
          <table:table-cell table:number-columns-repeated="2"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office:value-type="float" office:value="0.5" table:style-name="ce92">
            <text:p>0,5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4" table:style-name="ce131">
            <text:p>4</text:p>
          </table:table-cell>
          <table:table-cell office:value-type="float" office:value="1.4" table:style-name="ce135">
            <text:p>1,40</text:p>
          </table:table-cell>
          <table:table-cell office:value-type="float" office:value="3" table:style-name="ce46">
            <text:p>3</text:p>
          </table:table-cell>
          <table:table-cell table:style-name="ce1"/>
          <table:table-cell table:style-name="ce129"/>
          <table:table-cell table:style-name="ce97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5" table:style-name="ce131">
            <text:p>5</text:p>
          </table:table-cell>
          <table:table-cell office:value-type="float" office:value="0.5" table:style-name="ce135">
            <text:p>0,50</text:p>
          </table:table-cell>
          <table:table-cell office:value-type="float" office:value="2" table:style-name="ce46">
            <text:p>2</text:p>
          </table:table-cell>
          <table:table-cell table:style-name="ce1"/>
          <table:table-cell table:style-name="ce129"/>
          <table:table-cell table:number-columns-repeated="2"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6" table:style-name="ce131">
            <text:p>6</text:p>
          </table:table-cell>
          <table:table-cell office:value-type="float" office:value="1.8" table:style-name="ce135">
            <text:p>1,80</text:p>
          </table:table-cell>
          <table:table-cell office:value-type="float" office:value="3" table:style-name="ce46">
            <text:p>3</text:p>
          </table:table-cell>
          <table:table-cell table:style-name="ce1"/>
          <table:table-cell table:style-name="ce129"/>
          <table:table-cell table:style-name="ce97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7" table:style-name="ce131">
            <text:p>7</text:p>
          </table:table-cell>
          <table:table-cell office:value-type="float" office:value="0" table:style-name="ce135">
            <text:p>0,00</text:p>
          </table:table-cell>
          <table:table-cell office:value-type="string" table:style-name="ce46">
            <text:p>Infinite</text:p>
          </table:table-cell>
          <table:table-cell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8" table:style-name="ce131">
            <text:p>8</text:p>
          </table:table-cell>
          <table:table-cell office:value-type="float" office:value="0" table:style-name="ce135">
            <text:p>0,00</text:p>
          </table:table-cell>
          <table:table-cell office:value-type="string" table:style-name="ce46">
            <text:p>Infinite</text:p>
          </table:table-cell>
          <table:table-cell table:style-name="ce1"/>
          <table:table-cell table:style-name="ce129"/>
          <table:table-cell table:style-name="ce97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office:value-type="float" office:value="2.2000000000000002" table:style-name="ce92">
            <text:p>2,2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9" table:style-name="ce131">
            <text:p>9</text:p>
          </table:table-cell>
          <table:table-cell office:value-type="float" office:value="1.8" table:style-name="ce135">
            <text:p>1,80</text:p>
          </table:table-cell>
          <table:table-cell office:value-type="float" office:value="3" table:style-name="ce46">
            <text:p>3</text:p>
          </table:table-cell>
          <table:table-cell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table:style-name="ce46"/>
          <table:table-cell table:style-name="ce1"/>
          <table:table-cell table:style-name="ce94"/>
          <table:table-cell table:number-columns-repeated="2" table:style-name="ce1"/>
          <table:table-cell office:value-type="float" office:value="10" table:style-name="ce131">
            <text:p>10</text:p>
          </table:table-cell>
          <table:table-cell office:value-type="float" office:value="5.2" table:style-name="ce135">
            <text:p>5,20</text:p>
          </table:table-cell>
          <table:table-cell office:value-type="string" table:style-name="ce46">
            <text:p>Infinite</text:p>
          </table:table-cell>
          <table:table-cell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office:value-type="float" office:value="0" table:style-name="ce92">
            <text:p>0,0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11" table:style-name="ce131">
            <text:p>11</text:p>
          </table:table-cell>
          <table:table-cell office:value-type="float" office:value="5.2" table:style-name="ce135">
            <text:p>5,20</text:p>
          </table:table-cell>
          <table:table-cell office:value-type="string" table:style-name="ce46">
            <text:p>Infinite</text:p>
          </table:table-cell>
          <table:table-cell table:style-name="ce1"/>
          <table:table-cell table:style-name="ce129"/>
          <table:table-cell table:style-name="ce1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12" table:style-name="ce131">
            <text:p>12</text:p>
          </table:table-cell>
          <table:table-cell office:value-type="float" office:value="47.1" table:style-name="ce135">
            <text:p>47,10</text:p>
          </table:table-cell>
          <table:table-cell office:value-type="float" office:value="1027" table:style-name="ce46">
            <text:p>1027</text:p>
          </table:table-cell>
          <table:table-cell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3"/>
          <table:table-cell table:style-name="ce1"/>
          <table:table-cell office:value-type="float" office:value="13" table:style-name="ce131">
            <text:p>13</text:p>
          </table:table-cell>
          <table:table-cell office:value-type="float" office:value="2.2999999999999998" table:style-name="ce135">
            <text:p>2,30</text:p>
          </table:table-cell>
          <table:table-cell office:value-type="float" office:value="4" table:style-name="ce46">
            <text:p>4</text:p>
          </table:table-cell>
          <table:table-cell table:style-name="ce1"/>
          <table:table-cell table:style-name="ce129"/>
          <table:table-cell table:number-columns-repeated="3" table:style-name="ce1"/>
          <table:table-cell table:style-name="ce128"/>
          <table:table-cell table:style-name="ce97"/>
          <table:table-cell table:number-columns-repeated="16368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office:value-type="float" office:value="0.3" table:style-name="ce92">
            <text:p>0,30</text:p>
          </table:table-cell>
          <table:table-cell office:value-type="string" table:style-name="ce94">
            <text:p>Infinite</text:p>
          </table:table-cell>
          <table:table-cell table:style-name="ce134"/>
          <table:table-cell table:number-columns-repeated="5" table:style-name="ce1"/>
          <table:table-cell table:style-name="ce129"/>
          <table:table-cell table:number-columns-repeated="3" table:style-name="ce1"/>
          <table:table-cell table:style-name="ce128"/>
          <table:table-cell table:style-name="ce97"/>
          <table:table-cell table:number-columns-repeated="16368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office:value-type="float" office:value="0.4" table:style-name="ce92">
            <text:p>0,40</text:p>
          </table:table-cell>
          <table:table-cell office:value-type="string" table:style-name="ce94">
            <text:p>Infinite</text:p>
          </table:table-cell>
          <table:table-cell table:style-name="ce134"/>
          <table:table-cell table:number-columns-repeated="5" table:style-name="ce1"/>
          <table:table-cell table:style-name="ce129"/>
          <table:table-cell table:style-name="ce1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office:value-type="float" office:value="2.2000000000000002" table:style-name="ce92">
            <text:p>2,20</text:p>
          </table:table-cell>
          <table:table-cell office:value-type="string" table:style-name="ce94">
            <text:p>Infinite</text:p>
          </table:table-cell>
          <table:table-cell table:style-name="ce133"/>
          <table:table-cell table:number-columns-repeated="5" table:style-name="ce1"/>
          <table:table-cell table:style-name="ce129"/>
          <table:table-cell table:number-columns-repeated="3" table:style-name="ce1"/>
          <table:table-cell table:style-name="ce128"/>
          <table:table-cell table:style-name="ce97"/>
          <table:table-cell table:number-columns-repeated="16368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office:value-type="float" office:value="2.2000000000000002" table:style-name="ce92">
            <text:p>2,20</text:p>
          </table:table-cell>
          <table:table-cell office:value-type="string" table:style-name="ce94">
            <text:p>Infinite</text:p>
          </table:table-cell>
          <table:table-cell table:style-name="ce134"/>
          <table:table-cell table:number-columns-repeated="5"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office:value-type="float" office:value="178.7" table:style-name="ce92">
            <text:p>178,70</text:p>
          </table:table-cell>
          <table:table-cell office:value-type="string" table:style-name="ce94">
            <text:p>Infinite</text:p>
          </table:table-cell>
          <table:table-cell table:style-name="ce133"/>
          <table:table-cell table:number-columns-repeated="5" table:style-name="ce1"/>
          <table:table-cell table:style-name="ce129"/>
          <table:table-cell table:style-name="ce125"/>
          <table:table-cell table:style-name="ce130"/>
          <table:table-cell table:number-columns-repeated="3" table:style-name="ce97"/>
          <table:table-cell table:number-columns-repeated="16368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office:value-type="float" office:value="23.9" table:style-name="ce103">
            <text:p>23,90</text:p>
          </table:table-cell>
          <table:table-cell office:value-type="string" table:style-name="ce102">
            <text:p>Infinite</text:p>
          </table:table-cell>
          <table:table-cell table:style-name="ce133"/>
          <table:table-cell table:number-columns-repeated="5" table:style-name="ce1"/>
          <table:table-cell table:style-name="ce129"/>
          <table:table-cell table:style-name="ce125"/>
          <table:table-cell table:style-name="ce130"/>
          <table:table-cell table:number-columns-repeated="2" table:style-name="ce97"/>
          <table:table-cell table:number-columns-repeated="16369" table:style-name="ce1"/>
        </table:table-row>
        <table:table-row table:style-name="ro1">
          <table:table-cell/>
          <table:table-cell office:value-type="float" office:value="20" table:style-name="ce131">
            <text:p>20</text:p>
          </table:table-cell>
          <table:table-cell office:value-type="float" office:value="353.2" table:style-name="ce92">
            <text:p>353,20</text:p>
          </table:table-cell>
          <table:table-cell office:value-type="string" table:style-name="ce94">
            <text:p>Infinite</text:p>
          </table:table-cell>
          <table:table-cell table:style-name="ce133"/>
          <table:table-cell table:number-columns-repeated="5" table:style-name="ce1"/>
          <table:table-cell table:style-name="ce129"/>
          <table:table-cell table:number-columns-repeated="16373" table:style-name="ce1"/>
        </table:table-row>
        <table:table-row table:style-name="ro1">
          <table:table-cell table:style-name="ce1">
            <draw:frame draw:z-index="9" draw:id="id8" draw:style-name="a8" draw:name="Gráfico 18" svg:x="1.04167in" svg:y="0.16667in" svg:width="7.38542in" svg:height="3.95833in" style:rel-width="scale" style:rel-height="scale">
              <draw:object xlink:href="Object 9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number-columns-repeated="4" table:style-name="ce1"/>
          <table:table-cell table:style-name="ce1">
            <draw:frame draw:z-index="10" draw:id="id9" draw:style-name="a9" draw:name="Gráfico 19" svg:x="1.30208in" svg:y="0.17708in" svg:width="7.1875in" svg:height="3.95833in" style:rel-width="scale" style:rel-height="scale">
              <draw:object xlink:href="Object 10/" xlink:type="simple" xlink:show="embed" xlink:actuate="onLoad"/>
              <svg:title/>
              <svg:desc>Tipo de gráfico: Dispersión. "Time"

Descripción generada automáticamente</svg:desc>
            </draw:frame>
          </table:table-cell>
          <table:table-cell table:number-columns-repeated="4" table:style-name="ce1"/>
          <table:table-cell table:style-name="ce129"/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table:style-name="ce129"/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table:style-name="ce129"/>
          <table:table-cell table:style-name="ce130"/>
          <table:table-cell table:number-columns-repeated="3" table:style-name="ce97"/>
          <table:table-cell table:style-name="ce129"/>
          <table:table-cell table:number-columns-repeated="16368"/>
        </table:table-row>
        <table:table-row table:style-name="ro1">
          <table:table-cell table:number-columns-repeated="10"/>
          <table:table-cell table:style-name="ce1"/>
          <table:table-cell table:style-name="ce130"/>
          <table:table-cell table:number-columns-repeated="3" table:style-name="ce97"/>
          <table:table-cell table:number-columns-repeated="16369"/>
        </table:table-row>
        <table:table-row table:number-rows-repeated="2" table:style-name="ro1">
          <table:table-cell table:number-columns-repeated="10"/>
          <table:table-cell table:style-name="ce1"/>
          <table:table-cell table:number-columns-repeated="4" table:style-name="ce97"/>
          <table:table-cell table:number-columns-repeated="16369"/>
        </table:table-row>
        <table:table-row table:style-name="ro1">
          <table:table-cell table:number-columns-repeated="10"/>
          <table:table-cell table:style-name="ce1"/>
          <table:table-cell table:style-name="ce125"/>
          <table:table-cell table:number-columns-repeated="3" table:style-name="ce97"/>
          <table:table-cell table:number-columns-repeated="16369"/>
        </table:table-row>
        <table:table-row table:style-name="ro1">
          <table:table-cell table:number-columns-repeated="10"/>
          <table:table-cell table:style-name="ce1"/>
          <table:table-cell table:number-columns-repeated="4" table:style-name="ce97"/>
          <table:table-cell table:number-columns-repeated="16369"/>
        </table:table-row>
        <table:table-row table:number-rows-repeated="5" table:style-name="ro1">
          <table:table-cell table:number-columns-repeated="10"/>
          <table:table-cell table:style-name="ce129"/>
          <table:table-cell table:number-columns-repeated="4" table:style-name="ce97"/>
          <table:table-cell table:number-columns-repeated="16369"/>
        </table:table-row>
        <table:table-row table:number-rows-repeated="2" table:style-name="ro1">
          <table:table-cell table:number-columns-repeated="10"/>
          <table:table-cell table:style-name="ce129"/>
          <table:table-cell table:style-name="ce130"/>
          <table:table-cell table:number-columns-repeated="3" table:style-name="ce97"/>
          <table:table-cell table:number-columns-repeated="16369"/>
        </table:table-row>
        <table:table-row table:style-name="ro1">
          <table:table-cell table:number-columns-repeated="10"/>
          <table:table-cell table:style-name="ce129"/>
          <table:table-cell table:number-columns-repeated="1637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4k x 64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N # Cover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" table:style-name="ce46">
            <text:p>1</text:p>
          </table:table-cell>
          <table:table-cell table:style-name="ce92"/>
          <table:table-cell office:value-type="string" table:style-name="ce95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2" table:style-name="ce46">
            <text:p>2</text:p>
          </table:table-cell>
          <table:table-cell table:style-name="ce92"/>
          <table:table-cell office:value-type="float" office:value="1" table:style-name="ce96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3" table:style-name="ce46">
            <text:p>3</text:p>
          </table:table-cell>
          <table:table-cell table:style-name="ce92"/>
          <table:table-cell office:value-type="float" office:value="2" table:style-name="ce96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4" table:style-name="ce46">
            <text:p>4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5" table:style-name="ce46">
            <text:p>5</text:p>
          </table:table-cell>
          <table:table-cell table:style-name="ce92"/>
          <table:table-cell office:value-type="string" table:style-name="ce95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6" table:style-name="ce46">
            <text:p>6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7" table:style-name="ce46">
            <text:p>7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8" table:style-name="ce46">
            <text:p>8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9" table:style-name="ce46">
            <text:p>9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46"/>
          <table:table-cell table:style-name="ce92"/>
          <table:table-cell table:style-name="ce94"/>
          <table:table-cell table:number-columns-repeated="2" table:style-name="ce1"/>
          <table:table-cell office:value-type="float" office:value="10" table:style-name="ce46">
            <text:p>10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1" table:style-name="ce46">
            <text:p>11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2" table:style-name="ce46">
            <text:p>12</text:p>
          </table:table-cell>
          <table:table-cell table:style-name="ce92"/>
          <table:table-cell office:value-type="string" table:style-name="ce95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3" table:style-name="ce46">
            <text:p>13</text:p>
          </table:table-cell>
          <table:table-cell table:style-name="ce92"/>
          <table:table-cell office:value-type="string" table:style-name="ce95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table:style-name="ce103"/>
          <table:table-cell office:value-type="string" table:style-name="ce102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46">
            <text:p>20</text:p>
          </table:table-cell>
          <table:table-cell table:style-name="ce92"/>
          <table:table-cell office:value-type="string" table:style-name="ce104">
            <text:p>Infinite</text:p>
          </table:table-cell>
          <table:table-cell table:number-columns-repeated="16380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6k x 64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93">
            <text:p>N # Assertion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2" table:style-name="ce1"/>
          <table:table-cell office:value-type="string" table:style-name="ce93">
            <text:p>N # Cover</text:p>
          </table:table-cell>
          <table:table-cell office:value-type="string" table:style-name="ce89">
            <text:p>Time</text:p>
          </table:table-cell>
          <table:table-cell office:value-type="string" table:style-name="ce89">
            <text:p>Bound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6">
            <text:p>1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" table:style-name="ce46">
            <text:p>1</text:p>
          </table:table-cell>
          <table:table-cell table:style-name="ce92"/>
          <table:table-cell office:value-type="string" table:style-name="ce95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6">
            <text:p>2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2" table:style-name="ce46">
            <text:p>2</text:p>
          </table:table-cell>
          <table:table-cell table:style-name="ce92"/>
          <table:table-cell office:value-type="float" office:value="1" table:style-name="ce96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6">
            <text:p>3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3" table:style-name="ce46">
            <text:p>3</text:p>
          </table:table-cell>
          <table:table-cell table:style-name="ce92"/>
          <table:table-cell office:value-type="float" office:value="2" table:style-name="ce96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6">
            <text:p>4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4" table:style-name="ce46">
            <text:p>4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6">
            <text:p>5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5" table:style-name="ce46">
            <text:p>5</text:p>
          </table:table-cell>
          <table:table-cell table:style-name="ce92"/>
          <table:table-cell office:value-type="string" table:style-name="ce95">
            <text:p>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6">
            <text:p>6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6" table:style-name="ce46">
            <text:p>6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6">
            <text:p>7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7" table:style-name="ce46">
            <text:p>7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6">
            <text:p>8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8" table:style-name="ce46">
            <text:p>8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6">
            <text:p>9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9" table:style-name="ce46">
            <text:p>9</text:p>
          </table:table-cell>
          <table:table-cell table:style-name="ce92"/>
          <table:table-cell office:value-type="string" table:style-name="ce95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46"/>
          <table:table-cell table:style-name="ce92"/>
          <table:table-cell table:style-name="ce94"/>
          <table:table-cell table:number-columns-repeated="2" table:style-name="ce1"/>
          <table:table-cell office:value-type="float" office:value="10" table:style-name="ce46">
            <text:p>10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46">
            <text:p>11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1" table:style-name="ce46">
            <text:p>11</text:p>
          </table:table-cell>
          <table:table-cell table:style-name="ce92"/>
          <table:table-cell office:value-type="string" table:style-name="ce95">
            <text:p>Infinite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46">
            <text:p>12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2" table:style-name="ce46">
            <text:p>12</text:p>
          </table:table-cell>
          <table:table-cell table:style-name="ce92"/>
          <table:table-cell office:value-type="string" table:style-name="ce95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46">
            <text:p>13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2" table:style-name="ce1"/>
          <table:table-cell office:value-type="float" office:value="13" table:style-name="ce46">
            <text:p>13</text:p>
          </table:table-cell>
          <table:table-cell table:style-name="ce92"/>
          <table:table-cell office:value-type="string" table:style-name="ce95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46">
            <text:p>14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5" table:style-name="ce46">
            <text:p>15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6" table:style-name="ce46">
            <text:p>16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7" table:style-name="ce46">
            <text:p>17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8" table:style-name="ce46">
            <text:p>18</text:p>
          </table:table-cell>
          <table:table-cell table:style-name="ce92"/>
          <table:table-cell office:value-type="string" table:style-name="ce94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9" table:style-name="ce101">
            <text:p>19</text:p>
          </table:table-cell>
          <table:table-cell table:style-name="ce103"/>
          <table:table-cell office:value-type="string" table:style-name="ce102">
            <text:p>Infini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0" table:style-name="ce46">
            <text:p>20</text:p>
          </table:table-cell>
          <table:table-cell table:style-name="ce92"/>
          <table:table-cell office:value-type="string" table:style-name="ce104">
            <text:p>Infinite</text:p>
          </table:table-cell>
          <table:table-cell table:number-columns-repeated="16380" table:style-name="ce1"/>
        </table:table-row>
        <table:table-row table:number-rows-repeated="1048296" table:style-name="ro1">
          <table:table-cell table:number-columns-repeated="16384"/>
        </table:table-row>
      </table:table>
      <table:table table:name="DV_Plan_SPI_serialize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97"/>
        <table:table-column table:style-name="co1" table:default-cell-style-name="ce97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number-columns-repeated="16374" table:default-cell-style-name="ce1"/>
        <table:table-row table:style-name="ro1">
          <table:table-cell/>
          <table:table-cell table:number-columns-repeated="2" table:style-name="ce119"/>
          <table:table-cell table:style-name="ce241"/>
          <table:table-cell table:style-name="ce169"/>
          <table:table-cell table:style-name="ce119"/>
          <table:table-cell table:style-name="ce239"/>
          <table:table-cell table:number-columns-repeated="3" table:style-name="ce119"/>
          <table:table-cell table:number-columns-repeated="16374" table:style-name="ce1"/>
        </table:table-row>
        <table:table-row table:style-name="ro2">
          <table:table-cell/>
          <table:table-cell table:style-name="ce112"/>
          <table:table-cell table:style-name="ce113"/>
          <table:table-cell office:value-type="string" table:style-name="ce242">
            <text:p>Category</text:p>
          </table:table-cell>
          <table:table-cell office:value-type="string" table:style-name="ce122">
            <text:p>Owner</text:p>
          </table:table-cell>
          <table:table-cell office:value-type="string" table:style-name="ce105">
            <text:p>Description</text:p>
          </table:table-cell>
          <table:table-cell office:value-type="string" table:style-name="ce240">
            <text:p>Status</text:p>
          </table:table-cell>
          <table:table-cell office:value-type="string" table:style-name="ce105">
            <text:p>Number</text:p>
          </table:table-cell>
          <table:table-cell office:value-type="string" table:style-name="ce254">
            <text:p>assertion</text:p>
          </table:table-cell>
          <table:table-cell office:value-type="string" table:style-name="ce255">
            <text:p>cover</text:p>
          </table:table-cell>
          <table:table-cell office:value-type="string" table:style-name="ce256">
            <text:p>assumes</text:p>
          </table:table-cell>
          <table:table-cell table:number-columns-repeated="16373"/>
        </table:table-row>
        <table:table-row table:style-name="ro11">
          <table:table-cell/>
          <table:table-cell table:style-name="ce114"/>
          <table:table-cell table:style-name="ce115"/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06">
            <text:p>Any code done yet</text:p>
          </table:table-cell>
          <table:table-cell office:value-type="string" table:style-name="ce248">
            <text:p>NOT STARTED</text:p>
          </table:table-cell>
          <table:table-cell office:value-type="float" office:value="0" table:formula="of:=COUNTIF([.$G$11:.$G$183];[.G3])" table:style-name="ce106">
            <text:p>0</text:p>
          </table:table-cell>
          <table:table-cell office:value-type="float" office:value="0" table:formula="of:=COUNTIF([.$G$23:.$G$60];[.G3])" table:style-name="ce106">
            <text:p>0</text:p>
          </table:table-cell>
          <table:table-cell office:value-type="float" office:value="0" table:formula="of:=COUNTIF([.$G$15:.$G$21];[.G3])" table:style-name="ce106">
            <text:p>0</text:p>
          </table:table-cell>
          <table:table-cell office:value-type="float" office:value="0" table:formula="of:=COUNTIF([.$G$12:.$G$13];[.G3])" table:style-name="ce106">
            <text:p>0</text:p>
          </table:table-cell>
          <table:table-cell table:number-columns-repeated="16373"/>
        </table:table-row>
        <table:table-row table:style-name="ro12">
          <table:table-cell/>
          <table:table-cell table:style-name="ce114"/>
          <table:table-cell table:style-name="ce115"/>
          <table:table-cell office:value-type="string" table:style-name="ce244">
            <text:p>assumes</text:p>
          </table:table-cell>
          <table:table-cell table:style-name="ce167"/>
          <table:table-cell office:value-type="string" table:style-name="ce106">
            <text:p>This attribute has some of code (Not necesarily commited to Git yet)</text:p>
          </table:table-cell>
          <table:table-cell office:value-type="string" table:style-name="ce249">
            <text:p>CODED</text:p>
          </table:table-cell>
          <table:table-cell office:value-type="float" office:value="0" table:formula="of:=COUNTIF([.$G$11:.$G$183];[.G4])" table:style-name="ce106">
            <text:p>0</text:p>
          </table:table-cell>
          <table:table-cell office:value-type="float" office:value="0" table:formula="of:=COUNTIF([.$G$23:.$G$60];[.G4])" table:style-name="ce106">
            <text:p>0</text:p>
          </table:table-cell>
          <table:table-cell office:value-type="float" office:value="0" table:formula="of:=COUNTIF([.$G$15:.$G$21];[.G4])" table:style-name="ce106">
            <text:p>0</text:p>
          </table:table-cell>
          <table:table-cell office:value-type="float" office:value="0" table:formula="of:=COUNTIF([.$G$12:.$G$13];[.G4])" table:style-name="ce106">
            <text:p>0</text:p>
          </table:table-cell>
          <table:table-cell table:number-columns-repeated="16373"/>
        </table:table-row>
        <table:table-row table:style-name="ro12">
          <table:table-cell/>
          <table:table-cell table:style-name="ce114"/>
          <table:table-cell table:style-name="ce115"/>
          <table:table-cell office:value-type="string" table:style-name="ce245">
            <text:p>cover</text:p>
          </table:table-cell>
          <table:table-cell table:style-name="ce167"/>
          <table:table-cell office:value-type="string" table:style-name="ce106">
            <text:p>This attribute seems to work correctly and it is already commited to Git</text:p>
          </table:table-cell>
          <table:table-cell office:value-type="string" table:style-name="ce250">
            <text:p>COMPLETED</text:p>
          </table:table-cell>
          <table:table-cell office:value-type="float" office:value="34" table:formula="of:=COUNTIF([.$G$11:.$G$183];[.G5])" table:style-name="ce106">
            <text:p>34</text:p>
          </table:table-cell>
          <table:table-cell office:value-type="float" office:value="26" table:formula="of:=COUNTIF([.$G$23:.$G$60];[.G5])" table:style-name="ce106">
            <text:p>26</text:p>
          </table:table-cell>
          <table:table-cell office:value-type="float" office:value="7" table:formula="of:=COUNTIF([.$G$15:.$G$21];[.G5])" table:style-name="ce106">
            <text:p>7</text:p>
          </table:table-cell>
          <table:table-cell office:value-type="float" office:value="1" table:formula="of:=COUNTIF([.$G$12:.$G$13];[.G5])" table:style-name="ce106">
            <text:p>1</text:p>
          </table:table-cell>
          <table:table-cell table:number-columns-repeated="16373"/>
        </table:table-row>
        <table:table-row table:style-name="ro11">
          <table:table-cell/>
          <table:table-cell table:style-name="ce114"/>
          <table:table-cell table:style-name="ce116"/>
          <table:table-cell table:style-name="ce246"/>
          <table:table-cell table:style-name="ce174"/>
          <table:table-cell office:value-type="string" table:style-name="ce106">
            <text:p>Working correctly 100%, already commited to Git</text:p>
          </table:table-cell>
          <table:table-cell office:value-type="string" table:style-name="ce251">
            <text:p>PASSING</text:p>
          </table:table-cell>
          <table:table-cell office:value-type="float" office:value="0" table:formula="of:=COUNTIF([.$G$11:.$G$183];[.G6])" table:style-name="ce106">
            <text:p>0</text:p>
          </table:table-cell>
          <table:table-cell office:value-type="float" office:value="0" table:formula="of:=COUNTIF([.$G$23:.$G$60];[.G6])" table:style-name="ce106">
            <text:p>0</text:p>
          </table:table-cell>
          <table:table-cell office:value-type="float" office:value="0" table:formula="of:=COUNTIF([.$G$15:.$G$21];[.G6])" table:style-name="ce106">
            <text:p>0</text:p>
          </table:table-cell>
          <table:table-cell office:value-type="float" office:value="0" table:formula="of:=COUNTIF([.$G$12:.$G$13];[.G6])" table:style-name="ce106">
            <text:p>0</text:p>
          </table:table-cell>
          <table:table-cell table:number-columns-repeated="16373"/>
        </table:table-row>
        <table:table-row table:style-name="ro11">
          <table:table-cell/>
          <table:table-cell table:style-name="ce114"/>
          <table:table-cell table:style-name="ce116"/>
          <table:table-cell table:style-name="ce246"/>
          <table:table-cell table:style-name="ce174"/>
          <table:table-cell office:value-type="string" table:style-name="ce106">
            <text:p>Counter example (Commited to Git)</text:p>
          </table:table-cell>
          <table:table-cell office:value-type="string" table:style-name="ce252">
            <text:p>CEX</text:p>
          </table:table-cell>
          <table:table-cell office:value-type="float" office:value="0" table:formula="of:=COUNTIF([.$G$11:.$G$183];[.G7])" table:style-name="ce181">
            <text:p>0</text:p>
          </table:table-cell>
          <table:table-cell office:value-type="float" office:value="0" table:formula="of:=COUNTIF([.$G$23:.$G$60];[.G7])" table:style-name="ce181">
            <text:p>0</text:p>
          </table:table-cell>
          <table:table-cell office:value-type="float" office:value="0" table:formula="of:=COUNTIF([.$G$15:.$G$21];[.G7])" table:style-name="ce181">
            <text:p>0</text:p>
          </table:table-cell>
          <table:table-cell office:value-type="float" office:value="0" table:formula="of:=COUNTIF([.$G$12:.$G$13];[.G7])" table:style-name="ce181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17"/>
          <table:table-cell table:style-name="ce118"/>
          <table:table-cell table:style-name="ce247"/>
          <table:table-cell table:style-name="ce173"/>
          <table:table-cell table:style-name="ce118"/>
          <table:table-cell office:value-type="string" table:style-name="ce253">
            <text:p>Total</text:p>
          </table:table-cell>
          <table:table-cell office:value-type="float" office:value="34" table:formula="of:=SUM([.H3:.H7])" table:style-name="ce180">
            <text:p>34</text:p>
          </table:table-cell>
          <table:table-cell office:value-type="float" office:value="26" table:formula="of:=SUM([.I3:.I7])" table:style-name="ce180">
            <text:p>26</text:p>
          </table:table-cell>
          <table:table-cell office:value-type="float" office:value="7" table:formula="of:=SUM([.J3:.J7])" table:style-name="ce180">
            <text:p>7</text:p>
          </table:table-cell>
          <table:table-cell office:value-type="float" office:value="1" table:formula="of:=SUM([.K3:.K7])" table:style-name="ce180">
            <text:p>1</text:p>
          </table:table-cell>
          <table:table-cell table:number-columns-repeated="16373"/>
        </table:table-row>
        <table:table-row table:style-name="ro13">
          <table:table-cell/>
          <table:table-cell table:style-name="ce124"/>
          <table:table-cell office:value-type="string" table:number-columns-spanned="8" table:number-rows-spanned="1" table:style-name="ce230">
            <text:p>SPI MODULE</text:p>
          </table:table-cell>
          <table:covered-table-cell table:number-columns-repeated="7"/>
          <table:table-cell table:number-columns-repeated="16374" table:style-name="ce1"/>
        </table:table-row>
        <table:table-row table:style-name="ro9">
          <table:table-cell/>
          <table:table-cell office:value-type="string" table:style-name="ce120">
            <text:p>N#</text:p>
          </table:table-cell>
          <table:table-cell office:value-type="string" table:style-name="ce121">
            <text:p>Name</text:p>
          </table:table-cell>
          <table:table-cell office:value-type="string" table:style-name="ce264">
            <text:p>Category</text:p>
          </table:table-cell>
          <table:table-cell office:value-type="string" table:style-name="ce122">
            <text:p>Owner</text:p>
          </table:table-cell>
          <table:table-cell office:value-type="string" table:style-name="ce122">
            <text:p>Description</text:p>
          </table:table-cell>
          <table:table-cell office:value-type="string" table:style-name="ce257">
            <text:p>Status</text:p>
          </table:table-cell>
          <table:table-cell office:value-type="string" table:style-name="ce122">
            <text:p>Comments</text:p>
          </table:table-cell>
          <table:table-cell office:value-type="string" table:style-name="ce123">
            <text:p>Planned to implement</text:p>
          </table:table-cell>
          <table:table-cell office:value-type="string" table:style-name="ce122">
            <text:p>Implemented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9" table:number-rows-spanned="1" table:style-name="ce205">
            <text:p>ASSUMES</text:p>
          </table:table-cell>
          <table:covered-table-cell table:number-columns-repeated="8"/>
          <table:table-cell table:number-columns-repeated="16374" table:style-name="ce1"/>
        </table:table-row>
        <table:table-row table:style-name="ro14">
          <table:table-cell/>
          <table:table-cell office:value-type="float" office:value="1" table:style-name="ce160">
            <text:p>1</text:p>
          </table:table-cell>
          <table:table-cell office:value-type="string" table:style-name="ce159">
            <text:p>never_full_empty_assume</text:p>
          </table:table-cell>
          <table:table-cell office:value-type="string" table:style-name="ce258">
            <text:p>assumes</text:p>
          </table:table-cell>
          <table:table-cell office:value-type="string" table:style-name="ce175">
            <text:p>Ana Godoy</text:p>
          </table:table-cell>
          <table:table-cell office:value-type="string" table:style-name="ce159">
            <text:p>Full and Empty inputs never will assert at the same time</text:p>
          </table:table-cell>
          <table:table-cell office:value-type="string" table:style-name="ce260">
            <text:p>COMPLETED</text:p>
          </table:table-cell>
          <table:table-cell table:style-name="ce159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 table:style-name="ce1"/>
        </table:table-row>
        <table:table-row table:style-name="ro11">
          <table:table-cell/>
          <table:table-cell office:value-type="float" office:value="2" table:style-name="ce161">
            <text:p>2</text:p>
          </table:table-cell>
          <table:table-cell table:style-name="ce162"/>
          <table:table-cell table:style-name="ce259"/>
          <table:table-cell table:style-name="ce166"/>
          <table:table-cell table:style-name="ce162"/>
          <table:table-cell table:style-name="ce261"/>
          <table:table-cell table:number-columns-repeated="3" table:style-name="ce162"/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9" table:number-rows-spanned="1" table:style-name="ce206">
            <text:p>COVERS</text:p>
          </table:table-cell>
          <table:covered-table-cell table:number-columns-repeated="8"/>
          <table:table-cell table:number-columns-repeated="16374" table:style-name="ce1"/>
        </table:table-row>
        <table:table-row table:style-name="ro11">
          <table:table-cell/>
          <table:table-cell office:value-type="float" office:value="1" table:style-name="ce163">
            <text:p>1</text:p>
          </table:table-cell>
          <table:table-cell office:value-type="string" table:style-name="ce164">
            <text:p>done_flag_cover</text:p>
          </table:table-cell>
          <table:table-cell office:value-type="string" table:style-name="ce245">
            <text:p>cover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done flag was assert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 table:style-name="ce1"/>
        </table:table-row>
        <table:table-row table:style-name="ro11">
          <table:table-cell/>
          <table:table-cell office:value-type="float" office:value="2" table:style-name="ce163">
            <text:p>2</text:p>
          </table:table-cell>
          <table:table-cell office:value-type="string" table:style-name="ce164">
            <text:p>state_idle_cover</text:p>
          </table:table-cell>
          <table:table-cell office:value-type="string" table:style-name="ce245">
            <text:p>cover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DLE state ocurred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 table:style-name="ce1"/>
        </table:table-row>
        <table:table-row table:style-name="ro11">
          <table:table-cell/>
          <table:table-cell office:value-type="float" office:value="3" table:style-name="ce163">
            <text:p>3</text:p>
          </table:table-cell>
          <table:table-cell office:value-type="string" table:style-name="ce164">
            <text:p>state_load_cover</text:p>
          </table:table-cell>
          <table:table-cell office:value-type="string" table:style-name="ce266">
            <text:p>cover</text:p>
          </table:table-cell>
          <table:table-cell office:value-type="string" table:style-name="ce179">
            <text:p>Ana Godoy</text:p>
          </table:table-cell>
          <table:table-cell office:value-type="string" table:style-name="ce164">
            <text:p>LOAD state ocurred</text:p>
          </table:table-cell>
          <table:table-cell office:value-type="string" table:style-name="ce262">
            <text:p>COMPLETED</text:p>
          </table:table-cell>
          <table:table-cell table:style-name="ce178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" table:style-name="ce163">
            <text:p>4</text:p>
          </table:table-cell>
          <table:table-cell office:value-type="string" table:style-name="ce164">
            <text:p>state_shift_cover</text:p>
          </table:table-cell>
          <table:table-cell office:value-type="string" table:style-name="ce266">
            <text:p>cover</text:p>
          </table:table-cell>
          <table:table-cell office:value-type="string" table:style-name="ce179">
            <text:p>Ana Godoy</text:p>
          </table:table-cell>
          <table:table-cell office:value-type="string" table:style-name="ce164">
            <text:p>SHIFT state ocurred</text:p>
          </table:table-cell>
          <table:table-cell office:value-type="string" table:style-name="ce262">
            <text:p>COMPLETED</text:p>
          </table:table-cell>
          <table:table-cell table:style-name="ce178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" table:style-name="ce163">
            <text:p>5</text:p>
          </table:table-cell>
          <table:table-cell office:value-type="string" table:style-name="ce164">
            <text:p>state_complete_cover</text:p>
          </table:table-cell>
          <table:table-cell office:value-type="string" table:style-name="ce266">
            <text:p>cover</text:p>
          </table:table-cell>
          <table:table-cell office:value-type="string" table:style-name="ce179">
            <text:p>Ana Godoy</text:p>
          </table:table-cell>
          <table:table-cell office:value-type="string" table:style-name="ce164">
            <text:p>COMPLETE state ocurred</text:p>
          </table:table-cell>
          <table:table-cell office:value-type="string" table:style-name="ce262">
            <text:p>COMPLETED</text:p>
          </table:table-cell>
          <table:table-cell table:style-name="ce178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6" table:style-name="ce163">
            <text:p>6</text:p>
          </table:table-cell>
          <table:table-cell office:value-type="string" table:style-name="ce164">
            <text:p>read_en_cover</text:p>
          </table:table-cell>
          <table:table-cell office:value-type="string" table:style-name="ce245">
            <text:p>cover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read_en was assert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7" table:style-name="ce163">
            <text:p>7</text:p>
          </table:table-cell>
          <table:table-cell office:value-type="string" table:style-name="ce164">
            <text:p>sclk_enable_cover</text:p>
          </table:table-cell>
          <table:table-cell office:value-type="string" table:style-name="ce245">
            <text:p>cover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sclk_enable was assert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9" table:number-rows-spanned="1" table:style-name="ce207">
            <text:p>ASSERTIONS</text:p>
          </table:table-cell>
          <table:covered-table-cell table:number-columns-repeated="8"/>
          <table:table-cell table:number-columns-repeated="16374"/>
        </table:table-row>
        <table:table-row table:style-name="ro15">
          <table:table-cell/>
          <table:table-cell office:value-type="float" office:value="1" table:style-name="ce163">
            <text:p>1</text:p>
          </table:table-cell>
          <table:table-cell office:value-type="string" table:style-name="ce164">
            <text:p>empty_reset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Empty input must reset all the internal singals at the next clk posedge.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cex-vivado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6">
            <text:p>25-jun-24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2" table:style-name="ce163">
            <text:p>2</text:p>
          </table:table-cell>
          <table:table-cell office:value-type="string" table:style-name="ce164">
            <text:p>done_after_bitcounter_zero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Done output must be activated two clock cycles after bit counter is equal to zero and state=SHIFT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3" table:style-name="ce163">
            <text:p>3</text:p>
          </table:table-cell>
          <table:table-cell office:value-type="string" table:style-name="ce164">
            <text:p>complete_state_then_don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Done output must to be activated one cycle after the COMPLETE state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forward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4" table:style-name="ce163">
            <text:p>4</text:p>
          </table:table-cell>
          <table:table-cell office:value-type="string" table:style-name="ce164">
            <text:p>done_only_after_load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f done is activated, the state one clock cycle before must have been COMPLETE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reverse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7">
          <table:table-cell/>
          <table:table-cell office:value-type="float" office:value="5" table:style-name="ce163">
            <text:p>5</text:p>
          </table:table-cell>
          <table:table-cell office:value-type="string" table:style-name="ce164">
            <text:p>done_only_one_cyc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Done output must remain assert for only 1 clock cycle since must be activated in the COMPLETE state and this state returns to IDLE in the next cycle without any condition.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6" table:style-name="ce163">
            <text:p>6</text:p>
          </table:table-cell>
          <table:table-cell office:value-type="string" table:style-name="ce164">
            <text:p>state_after_id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DLE state can only change to LOAD state or remain in IDLE state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7" table:style-name="ce163">
            <text:p>7</text:p>
          </table:table-cell>
          <table:table-cell office:value-type="string" table:style-name="ce164">
            <text:p>next_state_id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This property verifies that next_state signal have the correct value in the IDLE stat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8" table:style-name="ce163">
            <text:p>8</text:p>
          </table:table-cell>
          <table:table-cell office:value-type="string" table:style-name="ce164">
            <text:p>state_after_load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LOAD state must only last for one clock cycle and must always go to the SHIFT state.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9" table:style-name="ce163">
            <text:p>9</text:p>
          </table:table-cell>
          <table:table-cell office:value-type="string" table:style-name="ce164">
            <text:p>next_state_load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This property verifies that next_state signal have the correct value in the LOAD stat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0" table:style-name="ce163">
            <text:p>10</text:p>
          </table:table-cell>
          <table:table-cell office:value-type="string" table:style-name="ce164">
            <text:p>state_after_shift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SHIFT state can only change to COMPLETE state or remain in SHIFT state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1" table:style-name="ce163">
            <text:p>11</text:p>
          </table:table-cell>
          <table:table-cell office:value-type="string" table:style-name="ce164">
            <text:p>next_state_shift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This property verifies that next_state signal have the correct value in the SHIFT stat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2" table:style-name="ce163">
            <text:p>12</text:p>
          </table:table-cell>
          <table:table-cell office:value-type="string" table:style-name="ce164">
            <text:p>state_after_complet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COMPLETE state must only last for one clock cycle and must always go to the IDLE state.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3" table:style-name="ce163">
            <text:p>13</text:p>
          </table:table-cell>
          <table:table-cell office:value-type="string" table:style-name="ce164">
            <text:p>next_state_complet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This property verifies that next_state signal have the correct value in the COMPLETE stat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4" table:style-name="ce163">
            <text:p>14</text:p>
          </table:table-cell>
          <table:table-cell office:value-type="string" table:style-name="ce164">
            <text:p>state_idle_next_condition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When the state change condition is met, the state goes from IDLE to LOAD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5" table:style-name="ce163">
            <text:p>15</text:p>
          </table:table-cell>
          <table:table-cell office:value-type="string" table:style-name="ce164">
            <text:p>state_shift_next_condition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When the state change condition is met, the state goes from SHIFT to COMPLET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6" table:style-name="ce163">
            <text:p>16</text:p>
          </table:table-cell>
          <table:table-cell office:value-type="string" table:style-name="ce164">
            <text:p>load_state_then_read_en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read_en must be asserted one clock cycle after LOAD state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forward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8">
          <table:table-cell/>
          <table:table-cell office:value-type="float" office:value="17" table:style-name="ce163">
            <text:p>17</text:p>
          </table:table-cell>
          <table:table-cell office:value-type="string" table:style-name="ce164">
            <text:p>read_en_only_after_load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f read_en is activated, the state one clock cycle before must have been LOAD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reverse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9">
          <table:table-cell/>
          <table:table-cell office:value-type="float" office:value="18" table:style-name="ce163">
            <text:p>18</text:p>
          </table:table-cell>
          <table:table-cell office:value-type="string" table:style-name="ce164">
            <text:p>read_en_only_one_cyc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read_en output must remain assert for only 1 clock cycle since must be activated in the LOAD state and this state go to SHIFT in the next cycle without any condition.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9" table:style-name="ce163">
            <text:p>19</text:p>
          </table:table-cell>
          <table:table-cell office:value-type="string" table:style-name="ce164">
            <text:p>shift_reg_load_read_data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The value of read_data should be assing to shift_reg in the LOAD state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cex-vivado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" table:style-name="ce163">
            <text:p>20</text:p>
          </table:table-cell>
          <table:table-cell office:value-type="string" table:style-name="ce164">
            <text:p>shift_state_sclk_enab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sclk_enable must be asserted in the SHIFT state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forward</text:p>
          </table:table-cell>
          <table:table-cell office:value-type="date" office:date-value="2024-06-25T00:00:00" table:style-name="ce176">
            <text:p>25-jun-24</text:p>
          </table:table-cell>
          <table:table-cell office:value-type="date" office:date-value="2024-06-25T00:00:00" table:style-name="ce177">
            <text:p>25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1" table:style-name="ce163">
            <text:p>21</text:p>
          </table:table-cell>
          <table:table-cell office:value-type="string" table:style-name="ce164">
            <text:p>sclk_enable_only_shift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f sclk_enable is activated, the state must be SHIFT</text:p>
          </table:table-cell>
          <table:table-cell office:value-type="string" table:style-name="ce262">
            <text:p>COMPLETED</text:p>
          </table:table-cell>
          <table:table-cell office:value-type="string" table:style-name="ce164">
            <text:p>reverse / cex-vivado</text:p>
          </table:table-cell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" table:style-name="ce163">
            <text:p>22</text:p>
          </table:table-cell>
          <table:table-cell office:value-type="string" table:style-name="ce164">
            <text:p>sclk_enableoff_sclk_stab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If sclk_enable is low, sclk must be stabl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3" table:style-name="ce163">
            <text:p>23</text:p>
          </table:table-cell>
          <table:table-cell office:value-type="string" table:style-name="ce164">
            <text:p>clk_div_togg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clk_div must to toggle every clock cycle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4" table:style-name="ce163">
            <text:p>24</text:p>
          </table:table-cell>
          <table:table-cell office:value-type="string" table:style-name="ce164">
            <text:p>sclk_toggle_enable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sclk must to toggle when sclk_enable=1 and negedge of clk_div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5" table:style-name="ce163">
            <text:p>25</text:p>
          </table:table-cell>
          <table:table-cell office:value-type="string" table:style-name="ce164">
            <text:p>bit_counter_decrement_shift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bit_counter must decrement by 1 in the SHIFT state when a negedge sclk ocurrs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4">
          <table:table-cell/>
          <table:table-cell office:value-type="float" office:value="26" table:style-name="ce163">
            <text:p>26</text:p>
          </table:table-cell>
          <table:table-cell office:value-type="string" table:style-name="ce164">
            <text:p>mosi_bit_shift_reg_assert</text:p>
          </table:table-cell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64">
            <text:p>Mosi signal must to have the value of the most significant bit of the shift_reg in the SHIFT state when a negedge sclk ocurrs<text:s/></text:p>
          </table:table-cell>
          <table:table-cell office:value-type="string" table:style-name="ce262">
            <text:p>COMPLETED</text:p>
          </table:table-cell>
          <table:table-cell table:style-name="ce164"/>
          <table:table-cell office:value-type="date" office:date-value="2024-06-26T00:00:00" table:style-name="ce176">
            <text:p>26-jun-24</text:p>
          </table:table-cell>
          <table:table-cell office:value-type="date" office:date-value="2024-06-26T00:00:00" table:style-name="ce177">
            <text:p>26-jun-24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7" table:style-name="ce163">
            <text:p>27</text:p>
          </table:table-cell>
          <table:table-cell table:style-name="ce164"/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table:style-name="ce164"/>
          <table:table-cell table:style-name="ce262"/>
          <table:table-cell table:style-name="ce164"/>
          <table:table-cell table:style-name="ce176"/>
          <table:table-cell table:style-name="ce177"/>
          <table:table-cell table:number-columns-repeated="16374"/>
        </table:table-row>
        <table:table-row table:style-name="ro11">
          <table:table-cell/>
          <table:table-cell office:value-type="float" office:value="28" table:style-name="ce163">
            <text:p>28</text:p>
          </table:table-cell>
          <table:table-cell table:style-name="ce164"/>
          <table:table-cell office:value-type="string" table:style-name="ce243">
            <text:p>assertion</text:p>
          </table:table-cell>
          <table:table-cell office:value-type="string" table:style-name="ce167">
            <text:p>Ana Godoy</text:p>
          </table:table-cell>
          <table:table-cell table:style-name="ce164"/>
          <table:table-cell table:style-name="ce262"/>
          <table:table-cell table:style-name="ce164"/>
          <table:table-cell table:style-name="ce176"/>
          <table:table-cell table:style-name="ce177"/>
          <table:table-cell table:number-columns-repeated="16374"/>
        </table:table-row>
        <table:table-row table:number-rows-repeated="1048526" table:style-name="ro1">
          <table:table-cell table:number-columns-repeated="3"/>
          <table:table-cell table:style-name="ce265"/>
          <table:table-cell table:number-columns-repeated="2"/>
          <table:table-cell table:style-name="ce263"/>
          <table:table-cell table:number-columns-repeated="16377"/>
        </table:table-row>
      </table:table>
      <table:table table:name="DV_Plan_FunctionGenerator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6" table:default-cell-style-name="ce1"/>
        <table:table-column table:style-name="co17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62">
            <text:p>Category</text:p>
          </table:table-cell>
          <table:table-cell office:value-type="string" table:style-name="ce63">
            <text:p>Owners</text:p>
          </table:table-cell>
          <table:table-cell table:style-name="ce1"/>
          <table:table-cell office:value-type="string" table:style-name="ce39">
            <text:p>N# Asssumes</text:p>
          </table:table-cell>
          <table:table-cell office:value-type="string" table:style-name="ce39">
            <text:p>N# Assertions</text:p>
          </table:table-cell>
          <table:table-cell office:value-type="string" table:style-name="ce39">
            <text:p>N# Covers</text:p>
          </table:table-cell>
          <table:table-cell office:value-type="string" table:style-name="ce33">
            <text:p>N# Total</text:p>
          </table:table-cell>
          <table:table-cell office:value-type="string" table:style-name="ce57">
            <text:p>Status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47">
            <text:p>assertion</text:p>
          </table:table-cell>
          <table:table-cell office:value-type="string" table:style-name="ce56">
            <text:p>Joanna</text:p>
          </table:table-cell>
          <table:table-cell table:style-name="ce1"/>
          <table:table-cell office:value-type="error" office:string-value="#REF!" table:formula="of:=COUNTIF([.#REF!]; [.H3])" table:style-name="ce45">
            <text:p>#¡REF!</text:p>
          </table:table-cell>
          <table:table-cell office:value-type="float" office:value="0" table:formula="of:=COUNTIF([.G$10:.G$23]; [.H3])" table:style-name="ce51">
            <text:p>0</text:p>
          </table:table-cell>
          <table:table-cell office:value-type="float" office:value="0" table:formula="of:=COUNTIF([.G$34:.G$46]; [.H3])" table:style-name="ce46">
            <text:p>0</text:p>
          </table:table-cell>
          <table:table-cell office:value-type="float" office:value="0" table:formula="of:=COUNTIF([.G11:.G47]; [.H3])" table:style-name="ce38">
            <text:p>0</text:p>
          </table:table-cell>
          <table:table-cell office:value-type="string" table:style-name="ce58">
            <text:p>TBD</text:p>
          </table:table-cell>
          <table:table-cell office:value-type="string" table:style-name="ce5">
            <text:p>Any code done ye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48">
            <text:p>assumes</text:p>
          </table:table-cell>
          <table:table-cell office:value-type="string" table:style-name="ce56">
            <text:p>Joanna</text:p>
          </table:table-cell>
          <table:table-cell table:style-name="ce1"/>
          <table:table-cell office:value-type="error" office:string-value="#REF!" table:formula="of:=COUNTIF([.#REF!]; [.H4])" table:style-name="ce45">
            <text:p>#¡REF!</text:p>
          </table:table-cell>
          <table:table-cell office:value-type="float" office:value="8" table:formula="of:=COUNTIF([.G$10:.G$23]; [.H4])" table:style-name="ce51">
            <text:p>8</text:p>
          </table:table-cell>
          <table:table-cell office:value-type="float" office:value="0" table:formula="of:=COUNTIF([.G$34:.G$46]; [.H4])" table:style-name="ce46">
            <text:p>0</text:p>
          </table:table-cell>
          <table:table-cell office:value-type="float" office:value="16" table:formula="of:=COUNTIF([.G$10:.G$46];[.H4])" table:style-name="ce38">
            <text:p>16</text:p>
          </table:table-cell>
          <table:table-cell office:value-type="string" table:style-name="ce59">
            <text:p>CODED</text:p>
          </table:table-cell>
          <table:table-cell office:value-type="string" table:style-name="ce5">
            <text:p>This attribute has some of code</text:p>
          </table:table-cell>
          <table:table-cell table:style-name="ce3"/>
          <table:table-cell table:number-columns-repeated="16374" table:style-name="ce1"/>
        </table:table-row>
        <table:table-row table:style-name="ro20">
          <table:table-cell office:value-type="string" table:style-name="ce49">
            <text:p>cover</text:p>
          </table:table-cell>
          <table:table-cell office:value-type="string" table:style-name="ce56">
            <text:p>Joanna</text:p>
          </table:table-cell>
          <table:table-cell table:style-name="ce1"/>
          <table:table-cell office:value-type="error" office:string-value="#REF!" table:formula="of:=COUNTIF([.#REF!]; [.H5])" table:style-name="ce45">
            <text:p>#¡REF!</text:p>
          </table:table-cell>
          <table:table-cell office:value-type="float" office:value="0" table:formula="of:=COUNTIF([.G$10:.G$23]; [.H5])" table:style-name="ce51">
            <text:p>0</text:p>
          </table:table-cell>
          <table:table-cell office:value-type="float" office:value="0" table:formula="of:=COUNTIF([.G$34:.G$46]; [.H5])" table:style-name="ce46">
            <text:p>0</text:p>
          </table:table-cell>
          <table:table-cell office:value-type="float" office:value="0" table:formula="of:=COUNTIF([.G$10:.G$46];[.H5])" table:style-name="ce38">
            <text:p>0</text:p>
          </table:table-cell>
          <table:table-cell office:value-type="string" table:style-name="ce60">
            <text:p>PASS</text:p>
          </table:table-cell>
          <table:table-cell office:value-type="string" table:style-name="ce5">
            <text:p>This attribute seems to work correctly</text:p>
          </table:table-cell>
          <table:table-cell table:style-name="ce3"/>
          <table:table-cell table:number-columns-repeated="16374" table:style-name="ce1"/>
        </table:table-row>
        <table:table-row table:style-name="ro21">
          <table:table-cell table:style-name="ce1"/>
          <table:table-cell table:style-name="ce34"/>
          <table:table-cell table:style-name="ce50"/>
          <table:table-cell office:value-type="error" office:string-value="#REF!" table:formula="of:=COUNTIF([.#REF!]; [.H6])" table:style-name="ce45">
            <text:p>#¡REF!</text:p>
          </table:table-cell>
          <table:table-cell office:value-type="float" office:value="0" table:formula="of:=COUNTIF([.G$10:.G$23]; [.H6])" table:style-name="ce51">
            <text:p>0</text:p>
          </table:table-cell>
          <table:table-cell office:value-type="float" office:value="0" table:formula="of:=COUNTIF([.G$34:.G$46]; [.H6])" table:style-name="ce46">
            <text:p>0</text:p>
          </table:table-cell>
          <table:table-cell office:value-type="float" office:value="0" table:formula="of:=COUNTIF([.G$10:.G$46];[.H6])" table:style-name="ce52">
            <text:p>0</text:p>
          </table:table-cell>
          <table:table-cell office:value-type="string" table:style-name="ce61">
            <text:p>CEX</text:p>
          </table:table-cell>
          <table:table-cell office:value-type="string" table:style-name="ce5">
            <text:p>COUNTER EXAMPLE</text:p>
          </table:table-cell>
          <table:table-cell table:style-name="ce3"/>
          <table:table-cell table:number-columns-repeated="16374" table:style-name="ce1"/>
        </table:table-row>
        <table:table-row table:style-name="ro22">
          <table:table-cell table:style-name="ce1"/>
          <table:table-cell table:style-name="ce34"/>
          <table:table-cell table:style-name="ce35"/>
          <table:table-cell office:value-type="error" office:string-value="#REF!" table:formula="of:=SUM([.D3:.D6])" table:style-name="ce54">
            <text:p>#¡REF!</text:p>
          </table:table-cell>
          <table:table-cell office:value-type="float" office:value="8" table:formula="of:=SUM([.E3:.E6])" table:style-name="ce54">
            <text:p>8</text:p>
          </table:table-cell>
          <table:table-cell office:value-type="float" office:value="0" table:formula="of:=SUM([.F3:.F6])" table:style-name="ce54">
            <text:p>0</text:p>
          </table:table-cell>
          <table:table-cell office:value-type="float" office:value="16" table:formula="of:=SUM([.G3:.G6])" table:style-name="ce55">
            <text:p>16</text:p>
          </table:table-cell>
          <table:table-cell table:style-name="ce35"/>
          <table:table-cell table:style-name="ce4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<text:s/></text:p>
          </table:table-cell>
          <table:table-cell table:style-name="ce1"/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funct_generator_adder</text:p>
          </table:table-cell>
          <table:table-cell table:style-name="ce36"/>
          <table:table-cell table:number-columns-repeated="3" table:style-name="ce7"/>
          <table:table-cell table:style-name="ce53"/>
          <table:table-cell table:number-columns-repeated="2" table:style-name="ce7"/>
          <table:table-cell table:style-name="ce6"/>
          <table:table-cell table:number-columns-repeated="16374" table:style-name="ce1"/>
        </table:table-row>
        <table:table-row table:style-name="ro23">
          <table:table-cell table:style-name="ce1"/>
          <table:table-cell office:value-type="string" table:style-name="ce75">
            <text:p>N#</text:p>
          </table:table-cell>
          <table:table-cell office:value-type="string" table:style-name="ce226">
            <text:p>Name</text:p>
          </table:table-cell>
          <table:table-cell office:value-type="string" table:style-name="ce227">
            <text:p>Category</text:p>
          </table:table-cell>
          <table:table-cell office:value-type="string" table:style-name="ce74">
            <text:p>Owner</text:p>
          </table:table-cell>
          <table:table-cell office:value-type="string" table:style-name="ce74">
            <text:p>Actual Owner</text:p>
          </table:table-cell>
          <table:table-cell office:value-type="string" table:style-name="ce74">
            <text:p>Status</text:p>
          </table:table-cell>
          <table:table-cell office:value-type="string" table:style-name="ce74">
            <text:p>Description</text:p>
          </table:table-cell>
          <table:table-cell office:value-type="string" table:style-name="ce74">
            <text:p>Comments</text:p>
          </table:table-cell>
          <table:table-cell office:value-type="string" table:style-name="ce82">
            <text:p>Planned to implement</text:p>
          </table:table-cell>
          <table:table-cell office:value-type="string" table:style-name="ce89">
            <text:p>Implemented</text:p>
          </table:table-cell>
          <table:table-cell table:number-columns-repeated="16373"/>
        </table:table-row>
        <table:table-row table:style-name="ro24">
          <table:table-cell table:style-name="ce1"/>
          <table:table-cell office:value-type="float" office:value="1" table:style-name="ce224">
            <text:p>1</text:p>
          </table:table-cell>
          <table:table-cell office:value-type="string" table:style-name="ce223">
            <text:p>clrh_on_data_o_zero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225">
            <text:p>Joanna</text:p>
          </table:table-cell>
          <table:table-cell office:value-type="string" table:style-name="ce145">
            <text:p>Joanna</text:p>
          </table:table-cell>
          <table:table-cell office:value-type="string" table:content-validation-name="val4" table:style-name="ce267">
            <text:p>CODED</text:p>
          </table:table-cell>
          <table:table-cell office:value-type="string" table:style-name="ce144">
            <text:p>The property assures that when clrh is high, the output data_o is set to zero.</text:p>
          </table:table-cell>
          <table:table-cell table:style-name="ce17"/>
          <table:table-cell table:style-name="ce83"/>
          <table:table-cell table:style-name="ce90"/>
          <table:table-cell table:number-columns-repeated="16373"/>
        </table:table-row>
        <table:table-row table:style-name="ro25">
          <table:table-cell table:style-name="ce1"/>
          <table:table-cell office:value-type="float" office:value="2" table:style-name="ce151">
            <text:p>2</text:p>
          </table:table-cell>
          <table:table-cell office:value-type="string" table:style-name="ce228">
            <text:p>enh_on_data_o_increment</text:p>
          </table:table-cell>
          <table:table-cell office:value-type="string" table:content-validation-name="val3" table:style-name="ce229">
            <text:p>assertion</text:p>
          </table:table-cell>
          <table:table-cell office:value-type="string" table:style-name="ce152">
            <text:p>Joanna</text:p>
          </table:table-cell>
          <table:table-cell office:value-type="string" table:style-name="ce152">
            <text:p>Joanna</text:p>
          </table:table-cell>
          <table:table-cell office:value-type="string" table:content-validation-name="val4" table:style-name="ce268">
            <text:p>CODED</text:p>
          </table:table-cell>
          <table:table-cell office:value-type="string" table:style-name="ce157">
            <text:p>The property assures that when enh is high and clrh is low, the output data_o is the sum of data_a_i, data_b_i, and data_c_i.</text:p>
          </table:table-cell>
          <table:table-cell table:style-name="ce154"/>
          <table:table-cell table:style-name="ce155"/>
          <table:table-cell table:style-name="ce156"/>
          <table:table-cell table:number-columns-repeated="16373"/>
        </table:table-row>
        <table:table-row table:style-name="ro26">
          <table:table-cell table:style-name="ce1"/>
          <table:table-cell office:value-type="float" office:value="3" table:style-name="ce29">
            <text:p>3</text:p>
          </table:table-cell>
          <table:table-cell office:value-type="string" table:style-name="ce147">
            <text:p>data_o_stability_when_disabled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The property assures that when enh is low and clrh is low, the output data_o remains unchanged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5">
          <table:table-cell table:style-name="ce1"/>
          <table:table-cell office:value-type="float" office:value="4" table:style-name="ce29">
            <text:p>4</text:p>
          </table:table-cell>
          <table:table-cell office:value-type="string" table:style-name="ce147">
            <text:p>addr_increment1_when_enh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The property assures that the adder adds 1 to the current addess to produce the next addess when enh is high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1">
          <table:table-cell table:style-name="ce1"/>
          <table:table-cell office:value-type="float" office:value="5" table:style-name="ce29">
            <text:p>5</text:p>
          </table:table-cell>
          <table:table-cell office:value-type="string" table:style-name="ce147">
            <text:p>clrh_clears_output</text:p>
          </table:table-cell>
          <table:table-cell office:value-type="string" table:content-validation-name="val3" table:style-name="ce148">
            <text:p>cover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Cover that is data_o is 0 when clrh is asserted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 table:style-name="ce1"/>
          <table:table-cell office:value-type="float" office:value="6" table:style-name="ce29">
            <text:p>6</text:p>
          </table:table-cell>
          <table:table-cell office:value-type="string" table:style-name="ce147">
            <text:p>enh_add_operation</text:p>
          </table:table-cell>
          <table:table-cell office:value-type="string" table:content-validation-name="val3" table:style-name="ce148">
            <text:p>cover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Cover the scenario where enh is asserted and the adder performs the addition operation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/>
          <table:table-cell office:value-type="float" office:value="7" table:style-name="ce29">
            <text:p>7</text:p>
          </table:table-cell>
          <table:table-cell office:value-type="string" table:style-name="ce147">
            <text:p>next_address_is_addr_plus_1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Cover the scenario where enh is high, clrh is low, and addr_temp is addr + 1.<text:s/>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/>
          <table:table-cell office:value-type="float" office:value="8" table:style-name="ce29">
            <text:p>8</text:p>
          </table:table-cell>
          <table:table-cell office:value-type="string" table:style-name="ce147">
            <text:p>enh_and_clrh_notactive_same</text:p>
          </table:table-cell>
          <table:table-cell office:value-type="string" table:content-validation-name="val3" table:style-name="ce148">
            <text:p>assumes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69">
            <text:p>CODED</text:p>
          </table:table-cell>
          <table:table-cell office:value-type="string" table:style-name="ce158">
            <text:p><text:s/>Assume enable and clear signals are not active simultaneously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unct_generator_multi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75">
            <text:p>N#</text:p>
          </table:table-cell>
          <table:table-cell office:value-type="string" table:style-name="ce226">
            <text:p>Name</text:p>
          </table:table-cell>
          <table:table-cell office:value-type="string" table:style-name="ce227">
            <text:p>Category</text:p>
          </table:table-cell>
          <table:table-cell office:value-type="string" table:style-name="ce74">
            <text:p>Owner</text:p>
          </table:table-cell>
          <table:table-cell office:value-type="string" table:style-name="ce74">
            <text:p>Actual Owner</text:p>
          </table:table-cell>
          <table:table-cell office:value-type="string" table:style-name="ce74">
            <text:p>Status</text:p>
          </table:table-cell>
          <table:table-cell office:value-type="string" table:style-name="ce74">
            <text:p>Description</text:p>
          </table:table-cell>
          <table:table-cell office:value-type="string" table:style-name="ce74">
            <text:p>Comments</text:p>
          </table:table-cell>
          <table:table-cell office:value-type="string" table:style-name="ce82">
            <text:p>Planned to implement</text:p>
          </table:table-cell>
          <table:table-cell office:value-type="string" table:style-name="ce89">
            <text:p>Implemented</text:p>
          </table:table-cell>
          <table:table-cell table:number-columns-repeated="16373"/>
        </table:table-row>
        <table:table-row table:style-name="ro6">
          <table:table-cell/>
          <table:table-cell office:value-type="float" office:value="1" table:style-name="ce224">
            <text:p>1</text:p>
          </table:table-cell>
          <table:table-cell office:value-type="string" table:style-name="ce223">
            <text:p>clrh_on_data_o_zero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225">
            <text:p>Joanna</text:p>
          </table:table-cell>
          <table:table-cell office:value-type="string" table:style-name="ce145">
            <text:p>Joanna</text:p>
          </table:table-cell>
          <table:table-cell office:value-type="string" table:content-validation-name="val4" table:style-name="ce270">
            <text:p>CODED</text:p>
          </table:table-cell>
          <table:table-cell office:value-type="string" table:style-name="ce144">
            <text:p>The property assures that when clrh is high, the output data_o is set to zero.</text:p>
          </table:table-cell>
          <table:table-cell table:style-name="ce17"/>
          <table:table-cell table:style-name="ce83"/>
          <table:table-cell table:style-name="ce90"/>
          <table:table-cell table:number-columns-repeated="16373"/>
        </table:table-row>
        <table:table-row table:style-name="ro5">
          <table:table-cell/>
          <table:table-cell office:value-type="float" office:value="2" table:style-name="ce151">
            <text:p>2</text:p>
          </table:table-cell>
          <table:table-cell office:value-type="string" table:style-name="ce228">
            <text:p>enh_on_data_o_increment</text:p>
          </table:table-cell>
          <table:table-cell office:value-type="string" table:content-validation-name="val3" table:style-name="ce229">
            <text:p>assertion</text:p>
          </table:table-cell>
          <table:table-cell office:value-type="string" table:style-name="ce152">
            <text:p>Joanna</text:p>
          </table:table-cell>
          <table:table-cell office:value-type="string" table:style-name="ce152">
            <text:p>Joanna</text:p>
          </table:table-cell>
          <table:table-cell office:value-type="string" table:content-validation-name="val4" table:style-name="ce271">
            <text:p>CODED</text:p>
          </table:table-cell>
          <table:table-cell office:value-type="string" table:style-name="ce157">
            <text:p>The property assures that when enh is high and clrh is low, the output data_o is the sum of data_a_i, data_b_i, and data_c_i.</text:p>
          </table:table-cell>
          <table:table-cell table:style-name="ce154"/>
          <table:table-cell table:style-name="ce155"/>
          <table:table-cell table:style-name="ce156"/>
          <table:table-cell table:number-columns-repeated="16373"/>
        </table:table-row>
        <table:table-row table:style-name="ro5">
          <table:table-cell/>
          <table:table-cell office:value-type="float" office:value="3" table:style-name="ce29">
            <text:p>3</text:p>
          </table:table-cell>
          <table:table-cell office:value-type="string" table:style-name="ce147">
            <text:p>data_o_stability_when_disabled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The property assures that when enh is low and clrh is low, the output data_o remains unchanged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5">
          <table:table-cell/>
          <table:table-cell office:value-type="float" office:value="4" table:style-name="ce29">
            <text:p>4</text:p>
          </table:table-cell>
          <table:table-cell office:value-type="string" table:style-name="ce147">
            <text:p>addr_increment1_when_enh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The property assures that the adder adds 1 to the current addess to produce the next addess when enh is high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1">
          <table:table-cell/>
          <table:table-cell office:value-type="float" office:value="5" table:style-name="ce29">
            <text:p>5</text:p>
          </table:table-cell>
          <table:table-cell office:value-type="string" table:style-name="ce147">
            <text:p>clrh_clears_output</text:p>
          </table:table-cell>
          <table:table-cell office:value-type="string" table:content-validation-name="val3" table:style-name="ce148">
            <text:p>cover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Cover that is data_o is 0 when clrh is asserted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/>
          <table:table-cell office:value-type="float" office:value="6" table:style-name="ce29">
            <text:p>6</text:p>
          </table:table-cell>
          <table:table-cell office:value-type="string" table:style-name="ce147">
            <text:p>enh_add_operation</text:p>
          </table:table-cell>
          <table:table-cell office:value-type="string" table:content-validation-name="val3" table:style-name="ce148">
            <text:p>cover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Cover the scenario where enh is asserted and the adder performs the addition operation.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/>
          <table:table-cell office:value-type="float" office:value="7" table:style-name="ce29">
            <text:p>7</text:p>
          </table:table-cell>
          <table:table-cell office:value-type="string" table:style-name="ce147">
            <text:p>next_address_is_addr_plus_1</text:p>
          </table:table-cell>
          <table:table-cell office:value-type="string" table:content-validation-name="val3" table:style-name="ce148">
            <text:p>assertion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Cover the scenario where enh is high, clrh is low, and addr_temp is addr + 1.<text:s/>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style-name="ro6">
          <table:table-cell/>
          <table:table-cell office:value-type="float" office:value="8" table:style-name="ce29">
            <text:p>8</text:p>
          </table:table-cell>
          <table:table-cell office:value-type="string" table:style-name="ce147">
            <text:p>enh_and_clrh_notactive_same</text:p>
          </table:table-cell>
          <table:table-cell office:value-type="string" table:content-validation-name="val3" table:style-name="ce148">
            <text:p>assumes</text:p>
          </table:table-cell>
          <table:table-cell office:value-type="string" table:style-name="ce149">
            <text:p>Joanna</text:p>
          </table:table-cell>
          <table:table-cell office:value-type="string" table:style-name="ce149">
            <text:p>Joanna</text:p>
          </table:table-cell>
          <table:table-cell office:value-type="string" table:content-validation-name="val4" table:style-name="ce272">
            <text:p>CODED</text:p>
          </table:table-cell>
          <table:table-cell office:value-type="string" table:style-name="ce158">
            <text:p><text:s/>Assume enable and clear signals are not active simultaneously</text:p>
          </table:table-cell>
          <table:table-cell table:style-name="ce15"/>
          <table:table-cell office:value-type="string" table:style-name="ce19">
            <text:p><text:s/></text:p>
          </table:table-cell>
          <table:table-cell table:style-name="ce19"/>
          <table:table-cell table:number-columns-repeated="16373"/>
        </table:table-row>
        <table:table-row table:number-rows-repeated="1048543" table:style-name="ro1">
          <table:table-cell table:number-columns-repeated="16384"/>
        </table:table-row>
      </table:table>
      <table:table table:name="DV_Plan_Top" table:style-name="ta1">
        <table:table-column table:style-name="co17" table:default-cell-style-name="ce1"/>
        <table:table-column table:style-name="co36" table:default-cell-style-name="ce97"/>
        <table:table-column table:style-name="co37" table:default-cell-style-name="ce198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1" table:default-cell-style-name="ce1"/>
        <table:table-column table:style-name="co41" table:default-cell-style-name="ce1"/>
        <table:table-column table:style-name="co24" table:default-cell-style-name="ce1"/>
        <table:table-column table:style-name="co41" table:default-cell-style-name="ce1"/>
        <table:table-column table:style-name="co42" table:default-cell-style-name="ce1"/>
        <table:table-column table:style-name="co17" table:number-columns-repeated="16373" table:default-cell-style-name="ce1"/>
        <table:table-row table:style-name="ro1">
          <table:table-cell/>
          <table:table-cell table:style-name="ce169"/>
          <table:table-cell table:style-name="ce191"/>
          <table:table-cell table:style-name="ce282"/>
          <table:table-cell table:style-name="ce169"/>
          <table:table-cell table:style-name="ce119"/>
          <table:table-cell table:style-name="ce273"/>
          <table:table-cell table:number-columns-repeated="3" table:style-name="ce119"/>
          <table:table-cell table:number-columns-repeated="16374" table:style-name="ce1"/>
        </table:table-row>
        <table:table-row table:style-name="ro4">
          <table:table-cell table:style-name="ce97"/>
          <table:table-cell table:style-name="ce183"/>
          <table:table-cell table:style-name="ce184"/>
          <table:table-cell office:value-type="string" table:style-name="ce283">
            <text:p>Category</text:p>
          </table:table-cell>
          <table:table-cell office:value-type="string" table:style-name="ce201">
            <text:p>Owner</text:p>
          </table:table-cell>
          <table:table-cell office:value-type="string" table:style-name="ce204">
            <text:p>Description</text:p>
          </table:table-cell>
          <table:table-cell office:value-type="string" table:style-name="ce274">
            <text:p>Status</text:p>
          </table:table-cell>
          <table:table-cell office:value-type="string" table:style-name="ce204">
            <text:p>Number</text:p>
          </table:table-cell>
          <table:table-cell office:value-type="string" table:style-name="ce204">
            <text:p>assertion</text:p>
          </table:table-cell>
          <table:table-cell office:value-type="string" table:style-name="ce204">
            <text:p>cover</text:p>
          </table:table-cell>
          <table:table-cell office:value-type="string" table:style-name="ce204">
            <text:p>assumes</text:p>
          </table:table-cell>
          <table:table-cell table:number-columns-repeated="16373" table:style-name="ce97"/>
        </table:table-row>
        <table:table-row table:style-name="ro11">
          <table:table-cell/>
          <table:table-cell table:style-name="ce185"/>
          <table:table-cell table:style-name="ce192"/>
          <table:table-cell office:value-type="string" table:style-name="ce284">
            <text:p>assertion</text:p>
          </table:table-cell>
          <table:table-cell office:value-type="string" table:style-name="ce167">
            <text:p>Ana Godoy</text:p>
          </table:table-cell>
          <table:table-cell office:value-type="string" table:style-name="ce106">
            <text:p>Any code done yet</text:p>
          </table:table-cell>
          <table:table-cell office:value-type="string" table:style-name="ce275">
            <text:p>NOT STARTED</text:p>
          </table:table-cell>
          <table:table-cell office:value-type="float" office:value="0" table:formula="of:=COUNTIF([.$G$11:.$G$100];[.G3])" table:style-name="ce106">
            <text:p>0</text:p>
          </table:table-cell>
          <table:table-cell office:value-type="float" office:value="0" table:formula="of:=COUNTIF([.$G$18:.$G$19];[.G3])" table:style-name="ce106">
            <text:p>0</text:p>
          </table:table-cell>
          <table:table-cell office:value-type="float" office:value="0" table:formula="of:=COUNTIF([.$G$15:.$G$16];[.G3])" table:style-name="ce106">
            <text:p>0</text:p>
          </table:table-cell>
          <table:table-cell office:value-type="float" office:value="0" table:formula="of:=COUNTIF([.$G$12:.$G$13];[.G3])" table:style-name="ce106">
            <text:p>0</text:p>
          </table:table-cell>
          <table:table-cell table:number-columns-repeated="16373"/>
        </table:table-row>
        <table:table-row table:style-name="ro12">
          <table:table-cell/>
          <table:table-cell table:style-name="ce185"/>
          <table:table-cell table:style-name="ce192"/>
          <table:table-cell office:value-type="string" table:style-name="ce285">
            <text:p>assumes</text:p>
          </table:table-cell>
          <table:table-cell office:value-type="string" table:style-name="ce167">
            <text:p>Joanna</text:p>
          </table:table-cell>
          <table:table-cell office:value-type="string" table:style-name="ce106">
            <text:p>This attribute has some of code (Not necesarily commited to Git yet)</text:p>
          </table:table-cell>
          <table:table-cell office:value-type="string" table:style-name="ce276">
            <text:p>CODED</text:p>
          </table:table-cell>
          <table:table-cell office:value-type="float" office:value="0" table:formula="of:=COUNTIF([.$G$11:.$G$100];[.G4])" table:style-name="ce106">
            <text:p>0</text:p>
          </table:table-cell>
          <table:table-cell office:value-type="float" office:value="0" table:formula="of:=COUNTIF([.$G$18:.$G$19];[.G4])" table:style-name="ce106">
            <text:p>0</text:p>
          </table:table-cell>
          <table:table-cell office:value-type="float" office:value="0" table:formula="of:=COUNTIF([.$G$15:.$G$16];[.G4])" table:style-name="ce106">
            <text:p>0</text:p>
          </table:table-cell>
          <table:table-cell office:value-type="float" office:value="0" table:formula="of:=COUNTIF([.$G$12:.$G$13];[.G4])" table:style-name="ce106">
            <text:p>0</text:p>
          </table:table-cell>
          <table:table-cell table:number-columns-repeated="16373"/>
        </table:table-row>
        <table:table-row table:style-name="ro27">
          <table:table-cell/>
          <table:table-cell table:style-name="ce185"/>
          <table:table-cell table:style-name="ce192"/>
          <table:table-cell office:value-type="string" table:style-name="ce286">
            <text:p>cover</text:p>
          </table:table-cell>
          <table:table-cell table:style-name="ce167"/>
          <table:table-cell office:value-type="string" table:style-name="ce106">
            <text:p>This attribute seems to work correctly and it is already commited to Git</text:p>
          </table:table-cell>
          <table:table-cell office:value-type="string" table:style-name="ce277">
            <text:p>COMPLETED</text:p>
          </table:table-cell>
          <table:table-cell office:value-type="float" office:value="0" table:formula="of:=COUNTIF([.$G$11:.$G$100];[.G5])" table:style-name="ce106">
            <text:p>0</text:p>
          </table:table-cell>
          <table:table-cell office:value-type="float" office:value="0" table:formula="of:=COUNTIF([.$G$18:.$G$19];[.G5])" table:style-name="ce106">
            <text:p>0</text:p>
          </table:table-cell>
          <table:table-cell office:value-type="float" office:value="0" table:formula="of:=COUNTIF([.$G$15:.$G$16];[.G5])" table:style-name="ce106">
            <text:p>0</text:p>
          </table:table-cell>
          <table:table-cell office:value-type="float" office:value="0" table:formula="of:=COUNTIF([.$G$12:.$G$13];[.G5])" table:style-name="ce106">
            <text:p>0</text:p>
          </table:table-cell>
          <table:table-cell table:number-columns-repeated="16373"/>
        </table:table-row>
        <table:table-row table:style-name="ro11">
          <table:table-cell/>
          <table:table-cell table:style-name="ce185"/>
          <table:table-cell table:style-name="ce193"/>
          <table:table-cell table:style-name="ce287"/>
          <table:table-cell table:style-name="ce174"/>
          <table:table-cell office:value-type="string" table:style-name="ce106">
            <text:p>Property pass, already commited to Git</text:p>
          </table:table-cell>
          <table:table-cell office:value-type="string" table:style-name="ce278">
            <text:p>PASSING</text:p>
          </table:table-cell>
          <table:table-cell office:value-type="float" office:value="0" table:formula="of:=COUNTIF([.$G$11:.$G$100];[.G6])" table:style-name="ce106">
            <text:p>0</text:p>
          </table:table-cell>
          <table:table-cell office:value-type="float" office:value="0" table:formula="of:=COUNTIF([.$G$18:.$G$19];[.G6])" table:style-name="ce106">
            <text:p>0</text:p>
          </table:table-cell>
          <table:table-cell office:value-type="float" office:value="0" table:formula="of:=COUNTIF([.$G$15:.$G$16];[.G6])" table:style-name="ce106">
            <text:p>0</text:p>
          </table:table-cell>
          <table:table-cell office:value-type="float" office:value="0" table:formula="of:=COUNTIF([.$G$12:.$G$13];[.G6])" table:style-name="ce106">
            <text:p>0</text:p>
          </table:table-cell>
          <table:table-cell table:number-columns-repeated="16373"/>
        </table:table-row>
        <table:table-row table:style-name="ro11">
          <table:table-cell/>
          <table:table-cell table:style-name="ce185"/>
          <table:table-cell table:style-name="ce193"/>
          <table:table-cell table:style-name="ce287"/>
          <table:table-cell table:style-name="ce174"/>
          <table:table-cell office:value-type="string" table:style-name="ce106">
            <text:p>Counter example (Commited to Git)</text:p>
          </table:table-cell>
          <table:table-cell office:value-type="string" table:style-name="ce279">
            <text:p>CEX</text:p>
          </table:table-cell>
          <table:table-cell office:value-type="float" office:value="0" table:formula="of:=COUNTIF([.$G$11:.$G$100];[.G7])" table:style-name="ce106">
            <text:p>0</text:p>
          </table:table-cell>
          <table:table-cell office:value-type="float" office:value="0" table:formula="of:=COUNTIF([.$G$18:.$G$19];[.G7])" table:style-name="ce106">
            <text:p>0</text:p>
          </table:table-cell>
          <table:table-cell office:value-type="float" office:value="0" table:formula="of:=COUNTIF([.$G$15:.$G$16];[.G7])" table:style-name="ce106">
            <text:p>0</text:p>
          </table:table-cell>
          <table:table-cell office:value-type="float" office:value="0" table:formula="of:=COUNTIF([.$G$12:.$G$13];[.G7])" table:style-name="ce106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86"/>
          <table:table-cell table:style-name="ce194"/>
          <table:table-cell table:style-name="ce288"/>
          <table:table-cell table:style-name="ce173"/>
          <table:table-cell table:style-name="ce118"/>
          <table:table-cell office:value-type="string" table:style-name="ce280">
            <text:p>Total</text:p>
          </table:table-cell>
          <table:table-cell office:value-type="float" office:value="0" table:formula="of:=SUM([.H3:.H7])" table:style-name="ce180">
            <text:p>0</text:p>
          </table:table-cell>
          <table:table-cell office:value-type="float" office:value="0" table:formula="of:=COUNTIF([.$G$18:.$G$19];[.G8])" table:style-name="ce106">
            <text:p>0</text:p>
          </table:table-cell>
          <table:table-cell office:value-type="float" office:value="0" table:formula="of:=SUM([.J3:.J7])" table:style-name="ce180">
            <text:p>0</text:p>
          </table:table-cell>
          <table:table-cell office:value-type="float" office:value="0" table:formula="of:=SUM([.K3:.K7])" table:style-name="ce180">
            <text:p>0</text:p>
          </table:table-cell>
          <table:table-cell table:number-columns-repeated="16373"/>
        </table:table-row>
        <table:table-row table:style-name="ro1">
          <table:table-cell/>
          <table:table-cell table:style-name="ce187"/>
          <table:table-cell office:value-type="string" table:number-columns-spanned="8" table:number-rows-spanned="1" table:style-name="ce230">
            <text:p>TOP MODULE</text:p>
          </table:table-cell>
          <table:covered-table-cell table:number-columns-repeated="7"/>
          <table:table-cell table:style-name="ce119"/>
          <table:table-cell table:number-columns-repeated="16373"/>
        </table:table-row>
        <table:table-row table:style-name="ro4">
          <table:table-cell table:style-name="ce119"/>
          <table:table-cell office:value-type="string" table:style-name="ce199">
            <text:p>N#</text:p>
          </table:table-cell>
          <table:table-cell office:value-type="string" table:style-name="ce200">
            <text:p>Name</text:p>
          </table:table-cell>
          <table:table-cell office:value-type="string" table:style-name="ce289">
            <text:p>Category</text:p>
          </table:table-cell>
          <table:table-cell office:value-type="string" table:style-name="ce201">
            <text:p>Owner</text:p>
          </table:table-cell>
          <table:table-cell office:value-type="string" table:style-name="ce201">
            <text:p>Description</text:p>
          </table:table-cell>
          <table:table-cell office:value-type="string" table:style-name="ce281">
            <text:p>Status</text:p>
          </table:table-cell>
          <table:table-cell office:value-type="string" table:style-name="ce201">
            <text:p>Comments</text:p>
          </table:table-cell>
          <table:table-cell office:value-type="string" table:style-name="ce202">
            <text:p>Planned to implement</text:p>
          </table:table-cell>
          <table:table-cell office:value-type="string" table:style-name="ce201">
            <text:p>Implemented</text:p>
          </table:table-cell>
          <table:table-cell table:number-columns-repeated="16374" table:style-name="ce119"/>
        </table:table-row>
        <table:table-row table:style-name="ro7">
          <table:table-cell/>
          <table:table-cell office:value-type="string" table:number-columns-spanned="9" table:number-rows-spanned="1" table:style-name="ce205">
            <text:p>ASSUMES</text:p>
          </table:table-cell>
          <table:covered-table-cell table:number-columns-repeated="8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1" table:style-name="ce188">
            <text:p>1</text:p>
          </table:table-cell>
          <table:table-cell table:style-name="ce195"/>
          <table:table-cell office:value-type="string" table:style-name="ce294">
            <text:p>assumes</text:p>
          </table:table-cell>
          <table:table-cell table:style-name="ce175"/>
          <table:table-cell table:style-name="ce159"/>
          <table:table-cell table:style-name="ce290"/>
          <table:table-cell table:style-name="ce159"/>
          <table:table-cell table:number-columns-repeated="2" table:style-name="ce176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2" table:style-name="ce189">
            <text:p>2</text:p>
          </table:table-cell>
          <table:table-cell table:style-name="ce196"/>
          <table:table-cell table:style-name="ce295"/>
          <table:table-cell table:style-name="ce166"/>
          <table:table-cell table:style-name="ce162"/>
          <table:table-cell table:style-name="ce291"/>
          <table:table-cell table:number-columns-repeated="3" table:style-name="ce162"/>
          <table:table-cell table:style-name="ce119"/>
          <table:table-cell table:number-columns-repeated="16373"/>
        </table:table-row>
        <table:table-row table:style-name="ro7">
          <table:table-cell/>
          <table:table-cell office:value-type="string" table:number-columns-spanned="9" table:number-rows-spanned="1" table:style-name="ce206">
            <text:p>COVERS</text:p>
          </table:table-cell>
          <table:covered-table-cell table:number-columns-repeated="8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1" table:style-name="ce190">
            <text:p>1</text:p>
          </table:table-cell>
          <table:table-cell table:style-name="ce197"/>
          <table:table-cell office:value-type="string" table:style-name="ce286">
            <text:p>cover</text:p>
          </table:table-cell>
          <table:table-cell table:style-name="ce167"/>
          <table:table-cell table:style-name="ce164"/>
          <table:table-cell table:style-name="ce292"/>
          <table:table-cell table:style-name="ce164"/>
          <table:table-cell table:number-columns-repeated="2" table:style-name="ce176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2" table:style-name="ce190">
            <text:p>2</text:p>
          </table:table-cell>
          <table:table-cell table:style-name="ce197"/>
          <table:table-cell table:style-name="ce286"/>
          <table:table-cell table:style-name="ce167"/>
          <table:table-cell table:style-name="ce164"/>
          <table:table-cell table:style-name="ce292"/>
          <table:table-cell table:style-name="ce164"/>
          <table:table-cell table:number-columns-repeated="2" table:style-name="ce176"/>
          <table:table-cell table:style-name="ce119"/>
          <table:table-cell table:number-columns-repeated="16373"/>
        </table:table-row>
        <table:table-row table:style-name="ro7">
          <table:table-cell/>
          <table:table-cell office:value-type="string" table:number-columns-spanned="9" table:number-rows-spanned="1" table:style-name="ce207">
            <text:p>ASSERTIONS</text:p>
          </table:table-cell>
          <table:covered-table-cell table:number-columns-repeated="8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1" table:style-name="ce190">
            <text:p>1</text:p>
          </table:table-cell>
          <table:table-cell table:style-name="ce197"/>
          <table:table-cell office:value-type="string" table:style-name="ce284">
            <text:p>assertion</text:p>
          </table:table-cell>
          <table:table-cell table:style-name="ce167"/>
          <table:table-cell table:style-name="ce164"/>
          <table:table-cell table:style-name="ce292"/>
          <table:table-cell table:style-name="ce164"/>
          <table:table-cell table:number-columns-repeated="2" table:style-name="ce176"/>
          <table:table-cell table:style-name="ce119"/>
          <table:table-cell table:number-columns-repeated="16373"/>
        </table:table-row>
        <table:table-row table:style-name="ro11">
          <table:table-cell/>
          <table:table-cell office:value-type="float" office:value="2" table:style-name="ce190">
            <text:p>2</text:p>
          </table:table-cell>
          <table:table-cell table:style-name="ce197"/>
          <table:table-cell table:style-name="ce284"/>
          <table:table-cell table:style-name="ce167"/>
          <table:table-cell table:style-name="ce164"/>
          <table:table-cell table:style-name="ce292"/>
          <table:table-cell table:style-name="ce164"/>
          <table:table-cell table:style-name="ce176"/>
          <table:table-cell table:style-name="ce177"/>
          <table:table-cell table:style-name="ce119"/>
          <table:table-cell table:number-columns-repeated="16373"/>
        </table:table-row>
        <table:table-row table:style-name="ro1">
          <table:table-cell/>
          <table:table-cell table:style-name="ce97"/>
          <table:table-cell table:style-name="ce198"/>
          <table:table-cell table:style-name="ce296"/>
          <table:table-cell table:style-name="ce97"/>
          <table:table-cell table:style-name="ce1"/>
          <table:table-cell table:style-name="ce293"/>
          <table:table-cell table:number-columns-repeated="16377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Liberation Sans" svg:font-family="&quot;Liberation Sans&quot;"/>
    <style:font-face style:name="Google Sans" svg:font-family="&quot;Google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EB8D8D"/>
      <style:text-properties fo:color="#9C0006"/>
    </style:style>
    <style:style style:name="cf2" style:family="table-cell">
      <style:table-cell-properties fo:background-color="#E5F2D0"/>
      <style:text-properties fo:color="#9C0006"/>
    </style:style>
    <style:style style:name="cf3" style:family="table-cell">
      <style:table-cell-properties fo:background-color="#E8E8E8"/>
      <style:text-properties fo:color="#9C0006"/>
    </style:style>
    <style:style style:name="cf4" style:family="table-cell">
      <style:table-cell-properties fo:background-color="#FBE2D5"/>
      <style:text-properties fo:color="#9C0006"/>
    </style:style>
    <style:style style:name="cf5" style:family="table-cell">
      <style:table-cell-properties fo:background-color="#C0E4F5"/>
      <style:text-properties fo:color="#9C0006"/>
    </style:style>
    <style:style style:name="cf6" style:family="table-cell">
      <style:table-cell-properties fo:background-color="#FFC7CE"/>
      <style:text-properties fo:color="#9C0006"/>
    </style:style>
    <style:style style:name="cf7" style:family="table-cell">
      <style:table-cell-properties fo:background-color="#FFEB9C"/>
      <style:text-properties fo:color="#9C5700"/>
    </style:style>
    <style:style style:name="cf8" style:family="table-cell">
      <style:text-properties fo:color="#9C0006"/>
    </style:style>
    <style:style style:name="cf9" style:family="table-cell">
      <style:table-cell-properties fo:background-color="#DAE9F8"/>
      <style:text-properties fo:color="#215C98"/>
    </style:style>
    <style:style style:name="cf10" style:family="table-cell">
      <style:table-cell-properties fo:background-color="#C6EFCE"/>
      <style:text-properties fo:color="#006100"/>
    </style:style>
    <style:style style:name="cf11" style:family="table-cell">
      <style:table-cell-properties fo:background-color="#F2CEEF"/>
      <style:text-properties fo:color="#C418B3"/>
    </style:style>
    <style:style style:name="cf12" style:family="table-cell">
      <style:table-cell-properties fo:background-color="#CAEDFB"/>
      <style:text-properties fo:color="#4D93D9"/>
    </style:style>
    <style:style style:name="cf13" style:family="table-cell">
      <style:table-cell-properties fo:background-color="#E1BDFC"/>
      <style:text-properties fo:color="#7030A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05-24T23:55:43Z</meta:creation-date>
    <dc:date>2024-06-27T17:57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dae9f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solid" draw:fill-color="#dae9f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33" chart:overlap="-3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45f8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1.75pt" svg:width="483.75pt" chart:style-name="Crt0">
        <chart:title chart:style-name="CT00">
          <text:p text:style-name="a0" text:class-names="" text:cond-style-name="">'Average Time Assetion'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mory Configuration</text:p>
            </chart:title>
            <chart:categories table:cell-range-address="DV_Plan_FIFO.$O$57:.$O$62"/>
          </chart:axis>
          <chart:axis chart:dimension="y" chart:name="primary-y" chart:style-name="Axs1">
            <chart:title chart:style-name="AT01">
              <text:p text:style-name="a2" text:class-names="" text:cond-style-name="">Average Time Assetion</text:p>
            </chart:title>
            <chart:grid chart:class="major" chart:style-name="GMa1"/>
          </chart:axis>
          <chart:series chart:label-cell-address="DV_Plan_FIFO.$P$56" chart:values-cell-range-address="DV_Plan_FIFO.$P$57:.$P$6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3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17.5pt" chart:style-name="Crt0">
        <chart:title chart:style-name="CT00">
          <text:p text:style-name="a0" text:class-names="" text:cond-style-name="">Cover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Cover</text:p>
            </chart:title>
            <chart:grid chart:class="major" chart:style-name="GMa0"/>
          </chart:axis>
          <chart:axis chart:dimension="y" chart:name="primary-y" chart:style-name="Axs1">
            <chart:title svg:x="9.311102362204725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H$185" chart:values-cell-range-address="DV_Plan_FIFO.$H$186:.$H$198" chart:class="chart:scatter" chart:attached-axis="primary-y" chart:style-name="G0S0">
            <chart:domain table:cell-range-address="DV_Plan_FIFO.$G$186:.$G$198"/>
            <chart:data-point chart:repeated="1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dae9f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solid" draw:fill-color="#dae9f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33" chart:overlap="-3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45f8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75pt" svg:width="609.75pt" chart:style-name="Crt0">
        <chart:title chart:style-name="CT00">
          <text:p text:style-name="a0" text:class-names="" text:cond-style-name="">'Average Time Assetion'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mory Configuration</text:p>
            </chart:title>
            <chart:categories table:cell-range-address="DV_Plan_FIFO.$K$57:.$K$62"/>
          </chart:axis>
          <chart:axis chart:dimension="y" chart:name="primary-y" chart:style-name="Axs1">
            <chart:title chart:style-name="AT01">
              <text:p text:style-name="a2" text:class-names="" text:cond-style-name="">Average Time Assetion</text:p>
            </chart:title>
            <chart:grid chart:class="major" chart:style-name="GMa1"/>
          </chart:axis>
          <chart:series chart:label-cell-address="DV_Plan_FIFO.$L$56" chart:values-cell-range-address="DV_Plan_FIFO.$L$57:.$L$6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31.75pt" chart:style-name="Crt0">
        <chart:title chart:style-name="CT00">
          <text:p text:style-name="a0" text:class-names="" text:cond-style-name="">Assertion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Assertion</text:p>
            </chart:title>
            <chart:grid chart:class="major" chart:style-name="GMa0"/>
          </chart:axis>
          <chart:axis chart:dimension="y" chart:name="primary-y" chart:style-name="Axs1">
            <chart:title svg:x="9.56748031496063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C142" chart:values-cell-range-address="DV_Plan_FIFO.$C$143:.$C$162" chart:class="chart:scatter" chart:attached-axis="primary-y" chart:style-name="G0S0">
            <chart:domain table:cell-range-address="DV_Plan_FIFO.$B$143:.$B$162"/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3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17.5pt" chart:style-name="Crt0">
        <chart:title chart:style-name="CT00">
          <text:p text:style-name="a0" text:class-names="" text:cond-style-name="">Cover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Cover</text:p>
            </chart:title>
            <chart:grid chart:class="major" chart:style-name="GMa0"/>
          </chart:axis>
          <chart:axis chart:dimension="y" chart:name="primary-y" chart:style-name="Axs1">
            <chart:title svg:x="9.311102362204725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H$142" chart:values-cell-range-address="DV_Plan_FIFO.$H$143:.$H$155" chart:class="chart:scatter" chart:attached-axis="primary-y" chart:style-name="G0S0">
            <chart:domain table:cell-range-address="DV_Plan_FIFO.$G$143:.$G$155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31.75pt" chart:style-name="Crt0">
        <chart:title chart:style-name="CT00">
          <text:p text:style-name="a0" text:class-names="" text:cond-style-name="">Assertion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Assertion</text:p>
            </chart:title>
            <chart:grid chart:class="major" chart:style-name="GMa0"/>
          </chart:axis>
          <chart:axis chart:dimension="y" chart:name="primary-y" chart:style-name="Axs1">
            <chart:title svg:x="9.56748031496063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C$99" chart:values-cell-range-address="DV_Plan_FIFO.$C$100:.$C$119" chart:class="chart:scatter" chart:attached-axis="primary-y" chart:style-name="G0S0">
            <chart:domain table:cell-range-address="DV_Plan_FIFO.$B$100:.$B$119"/>
            <chart:data-point chart:repeated="2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3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17.5pt" chart:style-name="Crt0">
        <chart:title chart:style-name="CT00">
          <text:p text:style-name="a0" text:class-names="" text:cond-style-name="">Cover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Cover</text:p>
            </chart:title>
            <chart:grid chart:class="major" chart:style-name="GMa0"/>
          </chart:axis>
          <chart:axis chart:dimension="y" chart:name="primary-y" chart:style-name="Axs1">
            <chart:title svg:x="9.311102362204725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H$99" chart:values-cell-range-address="DV_Plan_FIFO.$H$100:.$H$112" chart:class="chart:scatter" chart:attached-axis="primary-y" chart:style-name="G0S0">
            <chart:domain table:cell-range-address="DV_Plan_FIFO.$G$100:.$G$112"/>
            <chart:data-point chart:repeated="1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31.75pt" chart:style-name="Crt0">
        <chart:title chart:style-name="CT00">
          <text:p text:style-name="a0" text:class-names="" text:cond-style-name="">Assertion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Assertion</text:p>
            </chart:title>
            <chart:grid chart:class="major" chart:style-name="GMa0"/>
          </chart:axis>
          <chart:axis chart:dimension="y" chart:name="primary-y" chart:style-name="Axs1">
            <chart:title svg:x="9.56748031496063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C$56" chart:values-cell-range-address="DV_Plan_FIFO.$C$57:.$C$76" chart:class="chart:scatter" chart:attached-axis="primary-y" chart:style-name="G0S0">
            <chart:domain table:cell-range-address="DV_Plan_FIFO.$B$57:.$B$76"/>
            <chart:data-point chart:repeated="2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3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17.5pt" chart:style-name="Crt0">
        <chart:title chart:style-name="CT00">
          <text:p text:style-name="a0" text:class-names="" text:cond-style-name="">Cover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Cover</text:p>
            </chart:title>
            <chart:grid chart:class="major" chart:style-name="GMa0"/>
          </chart:axis>
          <chart:axis chart:dimension="y" chart:name="primary-y" chart:style-name="Axs1">
            <chart:title svg:x="9.311102362204725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G$56" chart:values-cell-range-address="DV_Plan_FIFO.$G$57:.$G$69" chart:class="chart:scatter" chart:attached-axis="primary-y" chart:style-name="G0S0">
            <chart:domain table:cell-range-address="DV_Plan_FIFO.$F$57:.$F$69"/>
            <chart:data-point chart:repeated="1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solid" draw:fill-color="#fbe2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solid" draw:fill-color="#f2cee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5.0pt" svg:width="531.75pt" chart:style-name="Crt0">
        <chart:title chart:style-name="CT00">
          <text:p text:style-name="a0" text:class-names="" text:cond-style-name="">Assertion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 # Assertion</text:p>
            </chart:title>
            <chart:grid chart:class="major" chart:style-name="GMa0"/>
          </chart:axis>
          <chart:axis chart:dimension="y" chart:name="primary-y" chart:style-name="Axs1">
            <chart:title svg:x="9.56748031496063pt" svg:y="88.69377952755906pt" chart:style-name="AT01">
              <text:p text:style-name="a2" text:class-names="" text:cond-style-name="">Convergence Time</text:p>
            </chart:title>
            <chart:grid chart:class="major" chart:style-name="GMa1"/>
          </chart:axis>
          <chart:series chart:label-cell-address="DV_Plan_FIFO.$C$185" chart:values-cell-range-address="DV_Plan_FIFO.$C$186:.$C$205" chart:class="chart:scatter" chart:attached-axis="primary-y" chart:style-name="G0S0">
            <chart:domain table:cell-range-address="DV_Plan_FIFO.$B$186:.$B$205"/>
            <chart:data-point chart:repeated="2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